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 Neue" svg:font-family="'Helvetica Neue'"/>
    <style:font-face style:name="HelveticaNeue-Bold" svg:font-family="HelveticaNeue-Bold"/>
    <style:font-face style:name="Calibri2" svg:font-family="Calibri" style:font-family-generic="swiss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4cm"/>
    </style:style>
    <style:style style:name="co9" style:family="table-column">
      <style:table-column-properties fo:break-before="auto" style:column-width="4.5cm"/>
    </style:style>
    <style:style style:name="co10" style:family="table-column">
      <style:table-column-properties fo:break-before="auto" style:column-width="2.282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5.8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.295cm" fo:break-before="auto" style:use-optimal-row-height="false"/>
    </style:style>
    <style:style style:name="ro6" style:family="table-row">
      <style:table-row-properties style:row-height="1.231cm" fo:break-before="auto" style:use-optimal-row-height="tru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2.6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libri1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1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1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1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9" style:family="table-cell" style:parent-style-name="cat1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cat2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cat3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cat4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cat5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ecb3" style:cell-protect="protected" style:print-content="fals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bottom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2.35pt double #000000" style:border-line-width-bottom="0.026cm 0.004cm 0.053cm" fo:background-color="#ffecb3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/>
      <style:text-properties style:text-outline="false" style:text-line-through-style="none" style:text-line-through-type="none" style:font-name="Calibri1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19" style:family="table-cell" style:parent-style-name="Default">
      <style:table-cell-properties fo:border-bottom="2.35pt double #000000" style:border-line-width-bottom="0.026cm 0.004cm 0.053cm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cat1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cat2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cat3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cat4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ecb3" fo:border-left="none" fo:border-right="none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31" style:family="table-cell" style:parent-style-name="Default">
      <style:table-cell-properties fo:background-color="#ffecb3"/>
      <style:text-properties style:font-name="Calibri1" fo:font-weight="bold" style:font-weight-asian="bold" style:font-weight-complex="bold"/>
    </style:style>
    <style:style style:name="ce32" style:family="table-cell" style:parent-style-name="Default">
      <style:table-cell-properties fo:background-color="#ffecb3"/>
    </style:style>
    <style:style style:name="ce33" style:family="table-cell" style:parent-style-name="Default">
      <style:table-cell-properties fo:border-bottom="2.35pt double #000000" style:border-line-width-bottom="0.026cm 0.004cm 0.053cm" fo:background-color="#ffecb3" fo:border-left="none" fo:border-right="none" fo:border-top="none"/>
    </style:style>
    <style:style style:name="ce60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61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6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44" style:family="table-cell" style:parent-style-name="CONTENT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1" fo:font-weight="bold" style:font-weight-asian="bold" style:font-weight-complex="bold"/>
    </style:style>
    <style:style style:name="ce80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weight-asian="bold" style:font-weight-complex="bold"/>
    </style:style>
    <style:style style:name="ce81" style:family="table-cell" style:parent-style-name="HeaderzSub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88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91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  <style:text-properties fo:font-size="14pt" style:font-size-asian="14pt" style:font-size-complex="14pt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  <style:text-properties style:font-name="Calibri1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</style:style>
    <style:style style:name="ce67" style:family="table-cell" style:parent-style-name="Default">
      <style:table-cell-properties fo:border-bottom="2.35pt double #000000" style:border-line-width-bottom="0.026cm 0.004cm 0.053cm" fo:background-color="#ffecb3" fo:border-left="none" fo:border-right="2.35pt double #000000" style:border-line-width-right="0.026cm 0.004cm 0.053cm" fo:border-top="none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2&quot;" style:apply-style-name="classe1" style:base-cell-address="'Fiche patient'.F5"/>
      <style:map style:condition="cell-content()=&quot;1 / 3&quot;" style:apply-style-name="classe1" style:base-cell-address="'Fiche patient'.F5"/>
      <style:map style:condition="cell-content()=&quot;1 / 4&quot;" style:apply-style-name="classe1" style:base-cell-address="'Fiche patient'.F5"/>
      <style:map style:condition="cell-content()=&quot;1 / 5&quot;" style:apply-style-name="classe1" style:base-cell-address="'Fiche patient'.F5"/>
      <style:map style:condition="cell-content()=&quot;2 / 2&quot;" style:apply-style-name="classe5" style:base-cell-address="'Fiche patient'.F5"/>
      <style:map style:condition="cell-content()=&quot;2 / 3&quot;" style:apply-style-name="classe3" style:base-cell-address="'Fiche patient'.F5"/>
      <style:map style:condition="cell-content()=&quot;2 / 4&quot;" style:apply-style-name="classe3" style:base-cell-address="'Fiche patient'.F5"/>
      <style:map style:condition="cell-content()=&quot;2 / 5&quot;" style:apply-style-name="classe2" style:base-cell-address="'Fiche patient'.F5"/>
      <style:map style:condition="cell-content()=&quot;3 / 3&quot;" style:apply-style-name="classe5" style:base-cell-address="'Fiche patient'.F5"/>
      <style:map style:condition="cell-content()=&quot;3 / 4&quot;" style:apply-style-name="classe4" style:base-cell-address="'Fiche patient'.F5"/>
      <style:map style:condition="cell-content()=&quot;3 / 5&quot;" style:apply-style-name="classe3" style:base-cell-address="'Fiche patient'.F5"/>
      <style:map style:condition="cell-content()=&quot;4 / 4&quot;" style:apply-style-name="classe5" style:base-cell-address="'Fiche patient'.F5"/>
      <style:map style:condition="cell-content()=&quot;4 / 5&quot;" style:apply-style-name="classe4" style:base-cell-address="'Fiche patient'.F5"/>
      <style:map style:condition="cell-content()=&quot;5 / 5&quot;" style:apply-style-name="classe5" style:base-cell-address="'Fiche patient'.F5"/>
      <style:map style:condition="cell-content()=&quot; - &quot;" style:apply-style-name="classeBAD" style:base-cell-address="'Fiche patient'.F5"/>
    </style:style>
    <style:style style:name="ce195" style:family="table-cell" style:parent-style-name="Default">
      <style:table-cell-properties fo:border="none"/>
      <style:text-properties style:font-name="Calibri1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1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1" fo:font-weight="bold" style:font-weight-asian="bold" style:font-weight-complex="bold"/>
    </style:style>
    <style:style style:name="ce199" style:family="table-cell" style:parent-style-name="Default">
      <style:table-cell-properties fo:background-color="transparent"/>
      <style:text-properties fo:color="#ffffff" style:font-name="Calibri1" fo:font-weight="bold" style:font-weight-asian="bold" style:font-weight-complex="bold"/>
    </style:style>
    <style:style style:name="ce214" style:family="table-cell" style:parent-style-name="Default">
      <style:text-properties fo:color="#f5f5f5" style:font-name="Calibri1" fo:font-weight="bold" style:font-weight-asian="bold" style:font-weight-complex="bold"/>
    </style:style>
    <style:style style:name="ce204" style:family="table-cell" style:parent-style-name="HeaderzSub">
      <style:table-cell-properties style:text-align-source="fix" style:repeat-content="false" fo:border="1.56pt double #000000" style:border-line-width="0.026cm 0.026cm 0.002cm" style:vertical-align="middle"/>
      <style:paragraph-properties fo:text-align="center"/>
    </style:style>
    <style:style style:name="ce279" style:family="table-cell" style:parent-style-name="HeaderzSub">
      <style:table-cell-properties style:text-align-source="fix" style:repeat-content="false" fo:border="0.99pt solid #000000" style:vertical-align="middle"/>
      <style:paragraph-properties fo:text-align="center"/>
      <style:text-properties fo:color="#333333" style:font-size-asian="14pt" style:font-size-complex="14pt"/>
    </style:style>
    <style:style style:name="ce281" style:family="table-cell" style:parent-style-name="HeaderzSub">
      <style:table-cell-properties fo:border="0.99pt solid #000000"/>
      <style:text-properties fo:color="#333333" style:font-size-asian="14pt" style:font-size-complex="14pt"/>
    </style:style>
    <style:style style:name="ce237" style:family="table-cell" style:parent-style-name="Default">
      <style:text-properties style:font-name="Calibri1" fo:font-size="10pt" style:font-size-asian="10pt" style:font-size-complex="10pt"/>
    </style:style>
    <style:style style:name="ce238" style:family="table-cell" style:parent-style-name="Headerz">
      <style:table-cell-properties fo:border-bottom="0.2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size-asian="14pt" style:font-weight-asian="bold" style:font-size-complex="14pt" style:font-weight-complex="bold"/>
    </style:style>
    <style:style style:name="ce239" style:family="table-cell" style:parent-style-name="Default">
      <style:table-cell-properties fo:border-bottom="0.26pt solid #000000" fo:border-left="0.99pt solid #000000" fo:border-right="0.26pt solid #000000" fo:border-top="0.26pt solid #000000"/>
      <style:text-properties style:font-name="Calibri1" fo:font-size="10pt" style:font-size-asian="10pt" style:font-size-complex="10pt"/>
    </style:style>
    <style:style style:name="ce240" style:family="table-cell" style:parent-style-name="HeaderzSub">
      <style:table-cell-properties fo:border-bottom="0.26pt solid #000000" fo:border-left="0.99pt solid #000000" fo:border-right="0.26pt solid #000000" fo:border-top="0.26pt solid #000000"/>
      <style:text-properties style:font-size-asian="12pt" style:font-size-complex="12pt"/>
    </style:style>
    <style:style style:name="ce241" style:family="table-cell" style:parent-style-name="HeaderzSub">
      <style:table-cell-properties fo:border-bottom="0.26pt solid #000000" fo:border-left="0.99pt solid #000000" fo:border-right="0.26pt solid #000000" style:rotation-align="none" fo:border-top="0.26pt solid #000000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42" style:family="table-cell" style:parent-style-name="Default">
      <style:table-cell-properties fo:border-bottom="0.26pt solid #000000" fo:border-left="0.99pt solid #000000" fo:border-right="0.26pt solid #000000" fo:border-top="0.26pt solid #000000"/>
      <style:text-properties style:font-name="Calibri1" fo:font-size="12pt" style:font-size-asian="12pt" style:font-size-complex="12pt"/>
    </style:style>
    <style:style style:name="ce243" style:family="table-cell" style:parent-style-name="Default">
      <style:table-cell-properties fo:border-bottom="0.26pt solid #000000" fo:background-color="transparent" fo:border-left="0.99pt solid #000000" fo:border-right="0.26pt solid #000000" style:rotation-align="none" fo:border-top="0.26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44" style:family="table-cell" style:parent-style-name="Default">
      <style:table-cell-properties fo:border-bottom="0.99pt solid #000000" fo:border-left="0.99pt solid #000000" fo:border-right="0.26pt solid #000000" fo:border-top="0.26pt solid #000000"/>
      <style:text-properties style:font-name="Calibri1" fo:font-size="12pt" style:font-size-asian="12pt" style:font-size-complex="12pt"/>
    </style:style>
    <style:style style:name="ce245" style:family="table-cell" style:parent-style-name="Default">
      <style:table-cell-properties fo:border-bottom="0.26pt solid #000000" fo:border-left="0.26pt solid #000000" fo:border-right="0.26pt solid #000000" fo:border-top="0.99pt solid #000000"/>
      <style:text-properties style:font-name="Calibri1" fo:font-size="10pt" style:font-size-asian="10pt" style:font-size-complex="10pt"/>
    </style:style>
    <style:style style:name="ce246" style:family="table-cell" style:parent-style-name="Default">
      <style:table-cell-properties fo:border="0.26pt solid #000000"/>
      <style:text-properties style:font-name="Calibri1" fo:font-size="10pt" style:font-size-asian="10pt" style:font-size-complex="10pt"/>
    </style:style>
    <style:style style:name="ce247" style:family="table-cell" style:parent-style-name="HeaderzSub">
      <style:table-cell-properties style:text-align-source="fix" style:repeat-content="false" fo:border="0.26pt solid #000000"/>
      <style:paragraph-properties fo:text-align="center" fo:margin-left="0cm"/>
      <style:text-properties style:font-size-asian="12pt" style:font-size-complex="12pt"/>
    </style:style>
    <style:style style:name="ce248" style:family="table-cell" style:parent-style-name="userInput">
      <style:table-cell-properties fo:border="0.26pt solid #000000"/>
      <style:paragraph-properties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50" style:family="table-cell" style:parent-style-name="userInput">
      <style:table-cell-properties fo:border-bottom="0.99pt solid #000000" fo:border-left="0.26pt solid #000000" fo:border-right="0.26pt solid #000000" fo:border-top="0.26pt solid #000000"/>
      <style:paragraph-properties fo:margin-left="0cm"/>
      <style:text-properties fo:font-size="12pt" style:font-size-asian="12pt" style:font-size-complex="12pt"/>
    </style:style>
    <style:style style:name="ce251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52" style:family="table-cell" style:parent-style-name="Default">
      <style:table-cell-properties fo:border-bottom="0.26pt solid #000000" fo:border-left="0.26pt solid #000000" fo:border-right="0.99pt solid #000000" fo:border-top="0.99pt solid #000000"/>
      <style:text-properties style:font-name="Calibri1" fo:font-size="10pt" style:font-size-asian="10pt" style:font-size-complex="10pt"/>
    </style:style>
    <style:style style:name="ce253" style:family="table-cell" style:parent-style-name="Default">
      <style:table-cell-properties fo:border-bottom="0.26pt solid #000000" fo:border-left="0.26pt solid #000000" fo:border-right="0.99pt solid #000000" fo:border-top="0.26pt solid #000000"/>
      <style:text-properties style:font-name="Calibri1" fo:font-size="10pt" style:font-size-asian="10pt" style:font-size-complex="10pt"/>
    </style:style>
    <style:style style:name="ce254" style:family="table-cell" style:parent-style-name="HeaderzSub">
      <style:table-cell-properties fo:border-bottom="0.26pt solid #000000" style:text-align-source="fix" style:repeat-content="false" fo:border-left="0.26pt solid #000000" fo:border-right="0.99pt solid #000000" fo:border-top="0.26pt solid #000000"/>
      <style:paragraph-properties fo:text-align="center" fo:margin-left="0cm"/>
      <style:text-properties style:font-size-asian="12pt" style:font-size-complex="12pt"/>
    </style:style>
    <style:style style:name="ce255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56" style:family="table-cell" style:parent-style-name="Default">
      <style:text-properties style:font-size-asian="10pt" style:font-size-complex="10pt"/>
    </style:style>
    <style:style style:name="ce257" style:family="table-cell" style:parent-style-name="Default">
      <style:text-properties style:font-name="Calibri1" fo:font-size="12pt" style:font-size-asian="12pt" style:font-size-complex="12pt"/>
    </style:style>
    <style:style style:name="ce258" style:family="table-cell" style:parent-style-name="Headerz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fo:font-style="normal" fo:text-shadow="none" style:text-underline-style="none" style:font-size-asian="14pt" style:font-style-asian="normal" style:font-weight-asian="bold" style:font-name-complex="Calibri2" style:font-size-complex="14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0" style:family="table-cell" style:parent-style-name="Default">
      <style:table-cell-properties fo:border="0.06pt solid #000000"/>
      <style:text-properties style:font-name="Calibri1" fo:font-size="12pt" style:font-size-asian="12pt" style:font-size-complex="12pt"/>
    </style:style>
    <style:style style:name="ce261" style:family="table-cell" style:parent-style-name="HeaderzSub">
      <style:table-cell-properties style:text-align-source="fix" style:repeat-content="false" fo:border="0.06pt solid #000000"/>
      <style:paragraph-properties fo:text-align="center" fo:margin-left="0cm"/>
      <style:text-properties fo:color="#000000" style:font-size-asian="12pt" style:font-weight-asian="bold" style:font-name-complex="Calibri2" style:font-size-complex="12pt" style:font-weight-complex="bold"/>
    </style:style>
    <style:style style:name="ce262" style:family="table-cell" style:parent-style-name="HeaderzSub">
      <style:table-cell-properties fo:border="0.06pt solid #000000" style:rotation-align="none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3" style:family="table-cell" style:parent-style-name="HeaderzSub">
      <style:table-cell-properties fo:border="0.06pt solid #000000"/>
      <style:text-properties style:font-size-asian="12pt" style:font-size-complex="12pt"/>
    </style:style>
    <style:style style:name="ce264" style:family="table-cell" style:parent-style-name="Default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5" style:family="table-cell" style:parent-style-name="HeaderzSub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267" style:family="table-cell" style:parent-style-name="Default">
      <style:table-cell-properties fo:background-color="transparent" fo:border="0.06pt solid #000000"/>
      <style:text-properties style:font-name="Calibri1" fo:font-size="12pt" style:font-size-asian="12pt" style:font-size-complex="12pt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69" style:family="table-cell" style:parent-style-name="HeaderzSub">
      <style:table-cell-properties style:text-align-source="fix" style:repeat-content="false" fo:border="0.06pt solid #000000"/>
      <style:paragraph-properties fo:text-align="center" fo:margin-left="0cm"/>
      <style:text-properties style:font-size-asian="12pt" style:font-size-complex="12pt"/>
    </style:style>
    <style:style style:name="ce270" style:family="table-cell" style:parent-style-name="userInput">
      <style:table-cell-properties fo:border="0.06pt solid #000000"/>
      <style:paragraph-properties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72" style:family="table-cell" style:parent-style-name="Headerz">
      <style:table-cell-properties style:text-align-source="fix" style:repeat-content="false" fo:border="0.06pt solid #000000" style:vertical-align="middle"/>
      <style:paragraph-properties fo:text-align="center"/>
      <style:text-properties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74" style:family="table-cell" style:parent-style-name="Headerz">
      <style:table-cell-properties style:text-align-source="fix" style:repeat-content="false" fo:border="0.06pt solid #000000" style:vertical-align="middle"/>
      <style:paragraph-properties fo:text-align="center"/>
      <style:text-properties style:font-size-asian="12pt" style:font-weight-asian="bold" style:font-size-complex="12pt" style:font-weight-complex="bold"/>
    </style:style>
    <style:style style:name="ce275" style:family="table-cell" style:parent-style-name="HeaderzSub">
      <style:text-properties style:font-size-asian="12pt" style:font-size-complex="12pt"/>
    </style:style>
    <style:style style:name="ce276" style:family="table-cell" style:parent-style-name="Default">
      <style:text-properties style:font-name="Calibri1"/>
    </style:style>
    <style:style style:name="ce277" style:family="table-cell" style:parent-style-name="Default">
      <style:table-cell-properties fo:background-color="transparent"/>
      <style:text-properties style:font-name="Calibri1"/>
    </style:style>
    <style:style style:name="ce278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7" style:family="table-cell" style:parent-style-name="Default">
      <style:table-cell-properties fo:border="0.06pt solid #000000"/>
      <style:text-properties style:font-name="Calibri1" fo:font-size="10pt" style:font-size-asian="10pt" style:font-size-complex="10pt"/>
    </style:style>
    <style:style style:name="ce282" style:family="table-cell" style:parent-style-name="HeaderzSub">
      <style:table-cell-properties fo:border="0.06pt solid #000000" style:rotation-align="none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0pt" style:font-size-asian="10pt" style:font-size-complex="10pt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364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7" table:number-columns-repeated="13" table:default-cell-style-name="ce1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53"/>
        </table:table-row>
        <table:table-row table:style-name="ro1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5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60" office:value-type="string" calcext:value-type="string" table:number-columns-spanned="4" table:number-rows-spanned="1">
            <text:p><text:a xlink:href="#TONUS" xlink:type="simple">TON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<text:a xlink:href="#MOTRICITE GLOBALE" xlink:type="simple">MOT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<text:a xlink:href="#PRAXIES MANUELLES" xlink:type="simple">PRA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72"/>
          <table:table-cell table:style-name="ce88" office:value-type="string" calcext:value-type="string" table:number-columns-spanned="2" table:number-rows-spanned="1">
            <text:p><text:s/>Ans</text:p>
          </table:table-cell>
          <table:covered-table-cell table:style-name="ce88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91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91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Default"/>
          <table:table-cell table:style-name="ce204" office:value-type="string" calcext:value-type="string" table:number-columns-spanned="3" table:number-rows-spanned="19">
            <text:p>UTILISATION :</text:p>
            <text:p/>
            <text:p>1. Renseigner le nom et l’age </text:p>
            <text:p>du patient sur cette feuille.</text:p>
            <text:p/>
            <text:p>2. Remplir les feuilles suivantes avec</text:p>
            <text:p>les notes brutes.</text:p>
            <text:p> </text:p>
            <text:p>3. Retourner sur cette page pour avoir </text:p>
            <text:p>une vue d’ensemble.</text:p>
            <text:p/>
            <text:p>Note : Vous pouvez utiliser l’index ci-dessous</text:p>
            <text:p> pour naviguer dans les pages.</text:p>
            <text:p>( Ctrl + clic pour suivre le lien )</text:p>
          </table:table-cell>
          <table:covered-table-cell table:number-columns-repeated="2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covered-table-cell table:style-name="ce73"/>
          <table:covered-table-cell table:style-name="ce46"/>
          <table:table-cell table:style-name="ce72" table:number-columns-spanned="1" table:number-rows-spanned="2"/>
          <table:table-cell table:style-name="ce88" office:value-type="string" calcext:value-type="string" table:number-columns-spanned="2" table:number-rows-spanned="2">
            <text:p><text:s/>Mois</text:p>
          </table:table-cell>
          <table:covered-table-cell table:style-name="ce88"/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TONUS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80" table:formula="of:=[$'MOTRICITE GLOBA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80" table:formula="of:=[$'PRAXIES MANUELLES'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covered-table-cell table:style-name="ce74"/>
          <table:covered-table-cell table:style-name="ce23"/>
          <table:covered-table-cell table:style-name="ce111"/>
          <table:covered-table-cell table:style-name="ce53"/>
          <table:covered-table-cell table:style-name="ce58"/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TONUS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80" table:formula="of:=[$'MOTRICITE GLOBALE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PRAXIES MANUELLES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Catégories</text:p>
          </table:table-cell>
          <table:covered-table-cell table:style-name="ce46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TONUS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80" table:formula="of:=[$'MOTRICITE GLOBALE'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'PRAXIES MANUELLES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1 : <text:s text:c="9"/>4 ans <text:s text:c="29"/>– <text:s text:c="4"/>4 ans et 9 mois</text:p>
          </table:table-cell>
          <table:covered-table-cell table:style-name="ce24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80" table:formula="of:=[$TONUS.C1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80" table:formula="of:=[$'MOTRICITE GLOBALE'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80" table:formula="of:=[$'PRAXIES MANUELLES'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25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80" table:formula="of:=[$TONUS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80" table:formula="of:=[$'MOTRICITE GLOBALE'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80" table:formula="of:=[$'PRAXIES MANUELLES'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26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80" table:formula="of:=[$TONUS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80" table:formula="of:=[$'MOTRICITE GLOBALE'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80" table:formula="of:=[$'PRAXIES MANUELLES'.C1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27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80" table:formula="of:=[$TONUS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80" table:formula="of:=[$'MOTRICITE GLOBALE'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80" table:formula="of:=[$'PRAXIES MANUELLES'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28"/>
          <table:covered-table-cell table:number-columns-repeated="2" table:style-name="ce45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80" table:formula="of:=[$TONUS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80" table:formula="of:=[$'MOTRICITE GLOBALE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80" table:formula="of:=[$'PRAXIES MANUELLES'.C1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80" table:formula="of:=[$TONUS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80" table:formula="of:=[$'MOTRICITE GLOBALE'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80" table:formula="of:=[$'PRAXIES MANUELLES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V 1.1.1</text:p>
          </table:table-cell>
          <table:covered-table-cell table:number-columns-repeated="3" table:style-name="ce30"/>
          <table:covered-table-cell table:style-name="ce62"/>
          <table:table-cell/>
          <table:table-cell table:style-name="ce107" office:value-type="float" office:value="10" calcext:value-type="float">
            <text:p>10</text:p>
          </table:table-cell>
          <table:table-cell table:style-name="ce80" table:formula="of:=[$TONUS.C1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80" table:formula="of:=[$'MOTRICITE GLOBALE'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80" table:formula="of:=[$'PRAXIES MANUELLES'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7" table:formula="of:=HYPERLINK( &quot;https://github.com/buckTarle/Cotation_test_NP_MOT&quot; ; &quot;Obtenir code de déverouillage ou mise à jour&quot; )" office:value-type="string" office:string-value="Obtenir code de déverouillage ou mise à jour" calcext:value-type="string" table:number-columns-spanned="5" table:number-rows-spanned="4">
            <text:p>Obtenir code de déverouillage ou mise à jour</text:p>
          </table:table-cell>
          <table:covered-table-cell table:number-columns-repeated="3" table:style-name="ce31"/>
          <table:covered-table-cell table:style-name="ce63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80" table:formula="of:=[$TONUS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80" table:formula="of:=[$'MOTRICITE GLOBALE'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80" table:formula="of:=[$'PRAXIES MANUELLES'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2" calcext:value-type="float">
            <text:p>12</text:p>
          </table:table-cell>
          <table:table-cell table:style-name="ce80" table:formula="of:=[$TONUS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80" table:formula="of:=[$'MOTRICITE GLOBALE'.C2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80" table:formula="of:=[$'PRAXIES MANUELLES'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3" calcext:value-type="float">
            <text:p>13</text:p>
          </table:table-cell>
          <table:table-cell table:style-name="ce80" table:formula="of:=[$TONUS.C2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80" table:formula="of:=[$'MOTRICITE GLOBALE'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80" table:formula="of:=[$'PRAXIES MANUELLES'.C2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9"/>
          <table:covered-table-cell table:number-columns-repeated="3" table:style-name="ce33"/>
          <table:covered-table-cell table:style-name="ce67"/>
          <table:table-cell/>
          <table:table-cell table:style-name="ce107" office:value-type="float" office:value="14" calcext:value-type="float">
            <text:p>14</text:p>
          </table:table-cell>
          <table:table-cell table:style-name="ce80" table:formula="of:=[$TONUS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80" table:formula="of:=[$'MOTRICITE GLOBALE'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80" table:formula="of:=[$'PRAXIES MANUELLES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80" table:formula="of:=[$TONUS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80" table:formula="of:=[$'MOTRICITE GLOBALE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80" table:formula="of:=[$'PRAXIES MANUELLES'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style-name="ce16" table:number-columns-repeated="2"/>
          <table:table-cell table:style-name="ce60" office:value-type="string" calcext:value-type="string" table:number-columns-spanned="4" table:number-rows-spanned="2">
            <text:p><text:a xlink:href="#ORIENTATION SPATIALE" xlink:type="simple">SPA</text:a>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80" table:formula="of:=[$TONUS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80" table:formula="of:=[$'MOTRICITE GLOBALE'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80" table:formula="of:=[$'PRAXIES MANUELLES'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80" table:formula="of:=[$TONUS.C3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80" table:formula="of:=[$'MOTRICITE GLOBALE'.C3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80" table:formula="of:=[$'PRAXIES MANUELLES'.C3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80" table:formula="of:=[$TONUS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80" table:formula="of:=[$'MOTRICITE GLOBALE'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80" table:formula="of:=[$'PRAXIES MANUELLES'.C3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ce107" office:value-type="float" office:value="19" calcext:value-type="float">
            <text:p>19</text:p>
          </table:table-cell>
          <table:table-cell table:style-name="ce80" table:formula="of:=[$TONUS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80" table:formula="of:=[$'MOTRICITE GLOBALE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80" table:formula="of:=[$'PRAXIES MANUELLES'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80" table:formula="of:=[$'ORIENTATION SPATIA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80" table:formula="of:=[$TONUS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80" table:formula="of:=[$'MOTRICITE GLOBALE'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80" table:formula="of:=[$'PRAXIES MANUELLES'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79" office:value-type="string" calcext:value-type="string" table:number-columns-spanned="1" table:number-rows-spanned="2">
            <text:p><text:a xlink:href="#ATTENTION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TONUS" xlink:type="simple">&gt;</text:a>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80" table:formula="of:=[$'ORIENTATION SPATIALE'.C1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80" table:formula="of:=[$TONUS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80" table:formula="of:=[$'MOTRICITE GLOBALE'.C3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80" table:formula="of:=[$'PRAXIES MANUELLES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80" table:formula="of:=[$'ORIENTATION SPATIALE'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80" table:formula="of:=[$TONUS.C6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80" table:formula="of:=[$'MOTRICITE GLOBALE'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80" table:formula="of:=[$'PRAXIES MANUELLES'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80" table:formula="of:=[$'ORIENTATION SPATIALE'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80" table:formula="of:=[$TONUS.C6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80" table:formula="of:=[$'MOTRICITE GLOBALE'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80" table:formula="of:=[$'PRAXIES MANUELLES'.C3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80" table:formula="of:=[$'ORIENTATION SPATIALE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80" table:formula="of:=[$TONUS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80" table:formula="of:=[$'MOTRICITE GLOBALE'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80" table:formula="of:=[$'PRAXIES MANUELLES'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80" table:formula="of:=[$'ORIENTATION SPATIALE'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80" table:formula="of:=[$TONUS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80" table:formula="of:=[$'MOTRICITE GLOBALE'.C4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80" table:formula="of:=[$'PRAXIES MANUELLES'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80" table:formula="of:=[$'ORIENTATION SPATIALE'.C2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80" table:formula="of:=[$TONUS.C4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80" table:formula="of:=[$'MOTRICITE GLOBALE'.C4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80" table:formula="of:=[$'PRAXIES MANUELLES'.C4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80" table:formula="of:=[$'ORIENTATION SPATIALE'.C2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80" table:formula="of:=[$TONUS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80" table:formula="of:=[$'MOTRICITE GLOBALE'.C5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81" table:formula="of:=[$'PRAXIES MANUELLES'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 AND 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 AND 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 AND 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80" table:formula="of:=[$'ORIENTATION SPATIALE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80" table:formula="of:=[$TONUS.C4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80" table:formula="of:=[$'MOTRICITE GLOBALE'.C5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80" table:formula="of:=[$'ORIENTATION SPATIALE'.C3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80" table:formula="of:=[$TONUS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80" table:formula="of:=[$'MOTRICITE GLOBALE'.C5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<text:a xlink:href="#GNOSIES TACTILES" xlink:type="simple">GNO</text:a>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80" table:formula="of:=[$'ORIENTATION SPATIALE'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80" table:formula="of:=[$TONUS.C4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80" table:formula="of:=[$'MOTRICITE GLOBALE'.C5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81" table:formula="of:=[$'ORIENTATION SPATIALE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 AND 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 AND 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 AND 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80" table:formula="of:=[$TONUS.C4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80" table:formula="of:=[$'MOTRICITE GLOBALE'.C5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80" table:formula="of:=[$TONUS.C5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80" table:formula="of:=[$'MOTRICITE GLOBALE'.C6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80" table:formula="of:=[$TONUS.C5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80" table:formula="of:=[$'MOTRICITE GLOBALE'.C6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'GNOSIES TACTILES'.C5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 AND 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 AND 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 AND 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4" table:number-rows-spanned="2">
            <text:p><text:a xlink:href="#RYT" xlink:type="simple">RYT</text:a>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80" table:formula="of:=[$TONUS.C5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80" table:formula="of:=[$'MOTRICITE GLOBALE'.C6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GNOSIES TACTILES'.C6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 AND 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 AND 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 AND 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80" table:formula="of:=[$TONUS.C5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80" table:formula="of:=[$'MOTRICITE GLOBALE'.C6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81" table:formula="of:=[$'GNOSIES TACTILES'.C7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 AND 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 AND 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 AND 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80" table:formula="of:=[$TONUS.C5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80" table:formula="of:=[$'MOTRICITE GLOBALE'.C6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ce107" office:value-type="float" office:value="37" calcext:value-type="float">
            <text:p>37</text:p>
          </table:table-cell>
          <table:table-cell table:style-name="ce80" table:formula="of:=[$TONUS.C6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81" table:formula="of:=[$'MOTRICITE GLOBALE'.C6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 AND 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 AND 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 AND 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<text:a xlink:href="#HABILITE OCULO-MANUELLE" xlink:type="simple">HAB</text:a></text:p>
          </table:table-cell>
          <table:covered-table-cell table:number-columns-repeated="3" table:style-name="ce180"/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80" table:formula="of:=[$RYTHME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80" table:formula="of:=[$TONUS.C6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80" table:formula="of:=[$RYTHME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80" table:formula="of:=[$TONUS.C6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/>
          <table:covered-table-cell table:number-columns-repeated="3" table:style-name="ce281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80" table:formula="of:=[$RYTHME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80" table:formula="of:=[$TONUS.C7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80" table:formula="of:=[$RYTHME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80" table:formula="of:=[$TONUS.C7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'HABILITE OCULO-MANUELLE'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 AND 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 AND 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 AND 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80" table:formula="of:=[$RYTHME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80" table:formula="of:=[$TONUS.C7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HABILITE OCULO-MANUEL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 AND 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 AND 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 AND 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80" table:formula="of:=[$RYTHME.C1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80" table:formula="of:=[$TONUS.C7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60" office:value-type="string" calcext:value-type="string" table:number-columns-spanned="4" table:number-rows-spanned="2">
            <text:p><text:a xlink:href="#LATERALITE" xlink:type="simple">LAT</text:a>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'HABILITE OCULO-MANUELLE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 AND 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 AND 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 AND 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80" table:formula="of:=[$RYTHME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80" table:formula="of:=[$TONUS.C7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1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81" table:formula="of:=[$'HABILITE OCULO-MANUELLE'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 AND 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 AND 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 AND 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 AND 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 AND 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 AND 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 AND 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 AND 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80" table:formula="of:=[$RYTHME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80" table:formula="of:=[$TONUS.C7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80" table:formula="of:=[$RYTHME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80" table:formula="of:=[$TONUS.C8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80" table:formula="of:=[$RYTHME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80" table:formula="of:=[$TONUS.C8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80" table:formula="of:=[$LATERALITE.C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<text:a xlink:href="#ATTENTION" xlink:type="simple">ATT</text:a>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80" table:formula="of:=[$RYTHME.C2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80" table:formula="of:=[$TONUS.C8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80" table:formula="of:=[$LATERALITE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80" table:formula="of:=[$RYTHME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80" table:formula="of:=[$TONUS.C8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80" table:formula="of:=[$LATERALITE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80" table:formula="of:=[$RYTHME.C2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80" table:formula="of:=[$TONUS.C8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80" table:formula="of:=[$LATERALITE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91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80" table:formula="of:=[$RYTHME.C2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80" table:formula="of:=[$TONUS.C8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80" table:formula="of:=[$LATERALITE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ATTENTION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 AND 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 AND 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 AND 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80" table:formula="of:=[$RYTHME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80" table:formula="of:=[$TONUS.C9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80" table:formula="of:=[$LATERALITE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ATTENTION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 AND 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 AND 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 AND 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81" table:formula="of:=[$RYTHME.C3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 AND 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 AND 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 AND 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80" table:formula="of:=[$TONUS.C9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 AND 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 AND 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 AND 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 AND 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 AND 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 AND 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 AND 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 AND 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81" table:formula="of:=[$LATERALITE.C1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 AND 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 AND 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 AND 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81" table:formula="of:=[$ATTENTION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 AND 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 AND 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 AND 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style-name="ce199" office:value-type="string" calcext:value-type="string">
            <text:p>BLT</text:p>
          </table:table-cell>
          <table:table-cell table:number-columns-repeated="42"/>
        </table:table-row>
        <table:table-row table:style-name="ro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7"/>
          <table:table-cell table:style-name="Default" table:number-columns-repeated="4"/>
          <table:table-cell table:style-name="ce214"/>
          <table:table-cell table:number-columns-repeated="42"/>
        </table:table-row>
        <table:table-row table:style-name="ro2" table:number-rows-repeated="8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2" table:number-rows-repeated="44">
          <table:table-cell table:number-columns-repeated="64"/>
        </table:table-row>
        <table:table-row table:style-name="ro2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2" table:number-rows-repeated="1048460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2&quot;" calcext:base-cell-address="'Fiche patient'.F5"/>
            <calcext:condition calcext:apply-style-name="classe1" calcext:value="=&quot;1 / 3&quot;" calcext:base-cell-address="'Fiche patient'.F5"/>
            <calcext:condition calcext:apply-style-name="classe1" calcext:value="=&quot;1 / 4&quot;" calcext:base-cell-address="'Fiche patient'.F5"/>
            <calcext:condition calcext:apply-style-name="classe1" calcext:value="=&quot;1 / 5&quot;" calcext:base-cell-address="'Fiche patient'.F5"/>
            <calcext:condition calcext:apply-style-name="classe5" calcext:value="=&quot;2 / 2&quot;" calcext:base-cell-address="'Fiche patient'.F5"/>
            <calcext:condition calcext:apply-style-name="classe3" calcext:value="=&quot;2 / 3&quot;" calcext:base-cell-address="'Fiche patient'.F5"/>
            <calcext:condition calcext:apply-style-name="classe3" calcext:value="=&quot;2 / 4&quot;" calcext:base-cell-address="'Fiche patient'.F5"/>
            <calcext:condition calcext:apply-style-name="classe2" calcext:value="=&quot;2 / 5&quot;" calcext:base-cell-address="'Fiche patient'.F5"/>
            <calcext:condition calcext:apply-style-name="classe5" calcext:value="=&quot;3 / 3&quot;" calcext:base-cell-address="'Fiche patient'.F5"/>
            <calcext:condition calcext:apply-style-name="classe4" calcext:value="=&quot;3 / 4&quot;" calcext:base-cell-address="'Fiche patient'.F5"/>
            <calcext:condition calcext:apply-style-name="classe3" calcext:value="=&quot;3 / 5&quot;" calcext:base-cell-address="'Fiche patient'.F5"/>
            <calcext:condition calcext:apply-style-name="classe5" calcext:value="=&quot;4 / 4&quot;" calcext:base-cell-address="'Fiche patient'.F5"/>
            <calcext:condition calcext:apply-style-name="classe4" calcext:value="=&quot;4 / 5&quot;" calcext:base-cell-address="'Fiche patient'.F5"/>
            <calcext:condition calcext:apply-style-name="classe5" calcext:value="=&quot;5 / 5&quot;" calcext:base-cell-address="'Fiche patient'.F5"/>
            <calcext:condition calcext:apply-style-name="classeBAD" calcext:value="=&quot; - &quot;" calcext:base-cell-address="'Fiche patient'.F5"/>
          </calcext:conditional-format>
        </calcext:conditional-formats>
      </table:table>
      <table:table table:name="TONUS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37"/>
        <table:table-column table:style-name="co8" table:default-cell-style-name="ce237"/>
        <table:table-column table:style-name="co9" table:number-columns-repeated="3" table:default-cell-style-name="ce237"/>
        <table:table-column table:style-name="co6" table:number-columns-repeated="10" table:default-cell-style-name="ce237"/>
        <table:table-column table:style-name="co10" table:number-columns-repeated="49" table:default-cell-style-name="ce237"/>
        <table:table-row table:style-name="ro3">
          <table:table-cell table:number-columns-repeated="64"/>
        </table:table-row>
        <table:table-row table:style-name="ro3">
          <table:table-cell/>
          <table:table-cell table:style-name="ce238" office:value-type="string" calcext:value-type="string" table:number-columns-spanned="4" table:number-rows-spanned="2">
            <text:p>TONUS</text:p>
          </table:table-cell>
          <table:covered-table-cell table:number-columns-repeated="2" table:style-name="ce245"/>
          <table:covered-table-cell table:style-name="ce252"/>
          <table:table-cell/>
          <table:table-cell table:style-name="ce279" office:value-type="string" calcext:value-type="string" table:number-columns-spanned="1" table:number-rows-spanned="2">
            <text:p><text:a xlink:href="#Fiche patient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MOTRICITE GLOBALE" xlink:type="simple">&gt;</text:a></text:p>
          </table:table-cell>
          <table:table-cell table:style-name="Default"/>
          <table:table-cell table:number-columns-repeated="54"/>
        </table:table-row>
        <table:table-row table:style-name="ro3">
          <table:table-cell/>
          <table:covered-table-cell table:style-name="ce239"/>
          <table:covered-table-cell table:number-columns-repeated="2" table:style-name="ce246"/>
          <table:covered-table-cell table:style-name="ce253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0"/>
          <table:table-cell table:style-name="ce247" office:value-type="string" calcext:value-type="string">
            <text:p>Note brute</text:p>
          </table:table-cell>
          <table:table-cell table:style-name="ce247" office:value-type="string" calcext:value-type="string">
            <text:p>σ</text:p>
          </table:table-cell>
          <table:table-cell table:style-name="ce254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1" office:value-type="string" calcext:value-type="string">
            <text:p>Ballant du poignet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u poignet gauche <text:span text:style-name="T1">TON 1</text:span></text:p>
          </table:table-cell>
          <table:table-cell table:style-name="ce248"/>
          <table:table-cell table:style-name="ce249" table:formula="of:=[$'Fiche patient'.J5]" office:value-type="string" office:string-value="" calcext:value-type="error">
            <text:p>#VALEUR !</text:p>
          </table:table-cell>
          <table:table-cell table:style-name="ce255" table:formula="of:=[$'Fiche patient'.K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u poignet droit <text:span text:style-name="T1">TON 2</text:span></text:p>
          </table:table-cell>
          <table:table-cell table:style-name="ce248"/>
          <table:table-cell table:style-name="ce249" table:formula="of:=[$'Fiche patient'.J6]" office:value-type="string" office:string-value="" calcext:value-type="error">
            <text:p>#VALEUR !</text:p>
          </table:table-cell>
          <table:table-cell table:style-name="ce255" table:formula="of:=[$'Fiche patient'.K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Résistance du poignet D/G <text:span text:style-name="T1">TON 3 </text:span></text:p>
          </table:table-cell>
          <table:table-cell table:style-name="ce248"/>
          <table:table-cell table:style-name="ce249" table:formula="of:=[$'Fiche patient'.J7]" office:value-type="string" office:string-value="" calcext:value-type="error">
            <text:p>#VALEUR !</text:p>
          </table:table-cell>
          <table:table-cell table:style-name="ce255" table:formula="of:=[$'Fiche patient'.K7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1" office:value-type="string" calcext:value-type="string">
            <text:p>Ballant du pied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pied gauche TON 4</text:p>
          </table:table-cell>
          <table:table-cell table:style-name="ce248"/>
          <table:table-cell table:style-name="ce249" table:formula="of:=[$'Fiche patient'.J8]" office:value-type="string" office:string-value="" calcext:value-type="error">
            <text:p>#VALEUR !</text:p>
          </table:table-cell>
          <table:table-cell table:style-name="ce249" table:formula="of:=[$'Fiche patient'.K8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pied droit TON 5</text:p>
          </table:table-cell>
          <table:table-cell table:style-name="ce248"/>
          <table:table-cell table:style-name="ce249" table:formula="of:=[$'Fiche patient'.J9]" office:value-type="string" office:string-value="" calcext:value-type="error">
            <text:p>#VALEUR !</text:p>
          </table:table-cell>
          <table:table-cell table:style-name="ce249" table:formula="of:=[$'Fiche patient'.K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Résistance du pied D/G TON 6 </text:p>
          </table:table-cell>
          <table:table-cell table:style-name="ce248"/>
          <table:table-cell table:style-name="ce249" table:formula="of:=[$'Fiche patient'.J10]" office:value-type="string" office:string-value="" calcext:value-type="error">
            <text:p>#VALEUR !</text:p>
          </table:table-cell>
          <table:table-cell table:style-name="ce249" table:formula="of:=[$'Fiche patient'.K10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1" office:value-type="string" calcext:value-type="string">
            <text:p>Extensibilité de l'épaule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e l'épaule droite TON 7</text:p>
          </table:table-cell>
          <table:table-cell table:style-name="ce248"/>
          <table:table-cell table:style-name="ce249" table:formula="of:=[$'Fiche patient'.J11]" office:value-type="string" office:string-value="" calcext:value-type="error">
            <text:p>#VALEUR !</text:p>
          </table:table-cell>
          <table:table-cell table:style-name="ce249" table:formula="of:=[$'Fiche patient'.K11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e l'épaule gauche TON 8</text:p>
          </table:table-cell>
          <table:table-cell table:style-name="ce248"/>
          <table:table-cell table:style-name="ce249" table:formula="of:=[$'Fiche patient'.J12]" office:value-type="string" office:string-value="" calcext:value-type="error">
            <text:p>#VALEUR !</text:p>
          </table:table-cell>
          <table:table-cell table:style-name="ce249" table:formula="of:=[$'Fiche patient'.K1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Résistance de l'épaule D/G TON 9</text:p>
          </table:table-cell>
          <table:table-cell table:style-name="ce248"/>
          <table:table-cell table:style-name="ce249" table:formula="of:=[$'Fiche patient'.J13]" office:value-type="string" office:string-value="" calcext:value-type="error">
            <text:p>#VALEUR !</text:p>
          </table:table-cell>
          <table:table-cell table:style-name="ce249" table:formula="of:=[$'Fiche patient'.K13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1" office:value-type="string" calcext:value-type="string">
            <text:p>Extensibilité du poignet</text:p>
          </table:table-cell>
          <table:table-cell table:style-name="ce247" table:number-columns-repeated="3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u poignet droit TON 10</text:p>
          </table:table-cell>
          <table:table-cell table:style-name="ce248"/>
          <table:table-cell table:style-name="ce249" table:formula="of:=[$'Fiche patient'.J14]" office:value-type="string" office:string-value="" calcext:value-type="error">
            <text:p>#VALEUR !</text:p>
          </table:table-cell>
          <table:table-cell table:style-name="ce249" table:formula="of:=[$'Fiche patient'.K14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Valeur angulaire du poignet gauche TON 11</text:p>
          </table:table-cell>
          <table:table-cell table:style-name="ce248"/>
          <table:table-cell table:style-name="ce249" table:formula="of:=[$'Fiche patient'.J15]" office:value-type="string" office:string-value="" calcext:value-type="error">
            <text:p>#VALEUR !</text:p>
          </table:table-cell>
          <table:table-cell table:style-name="ce249" table:formula="of:=[$'Fiche patient'.K1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2" office:value-type="string" calcext:value-type="string">
            <text:p>Résistance du poignet D/G TON 12</text:p>
          </table:table-cell>
          <table:table-cell table:style-name="ce248"/>
          <table:table-cell table:style-name="ce249" table:formula="of:=[$'Fiche patient'.J16]" office:value-type="string" office:string-value="" calcext:value-type="error">
            <text:p>#VALEUR !</text:p>
          </table:table-cell>
          <table:table-cell table:style-name="ce249" table:formula="of:=[$'Fiche patient'.K16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covered-table-cell table:number-columns-repeated="3" table:style-name="ce281"/>
          <table:table-cell table:style-name="Default"/>
          <table:table-cell table:number-columns-repeated="54"/>
        </table:table-row>
        <table:table-row table:style-name="ro3">
          <table:table-cell/>
          <table:table-cell table:style-name="ce243" office:value-type="string" calcext:value-type="string">
            <text:p>Extensibilité des angles poplités TON 13</text:p>
          </table:table-cell>
          <table:table-cell table:style-name="ce248"/>
          <table:table-cell table:style-name="ce251" table:formula="of:=[$'Fiche patient'.J17]" office:value-type="string" office:string-value="" calcext:value-type="error">
            <text:p>#VALEUR !</text:p>
          </table:table-cell>
          <table:table-cell table:style-name="ce251" table:formula="of:=[$'Fiche patient'.K17]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table-cell table:style-name="Default" table:number-columns-repeated="3"/>
          <table:table-cell table:number-columns-repeated="55"/>
        </table:table-row>
        <table:table-row table:style-name="ro3">
          <table:table-cell/>
          <table:table-cell table:style-name="ce243" office:value-type="string" calcext:value-type="string">
            <text:p>Extensibilité de l'angle des adducteurs TON 14</text:p>
          </table:table-cell>
          <table:table-cell table:style-name="ce248"/>
          <table:table-cell table:style-name="ce251" table:formula="of:=[$'Fiche patient'.J18]" office:value-type="string" office:string-value="" calcext:value-type="error">
            <text:p>#VALEUR !</text:p>
          </table:table-cell>
          <table:table-cell table:style-name="ce251" table:formula="of:=[$'Fiche patient'.K18]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3"/>
          <table:table-cell table:number-columns-repeated="55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table-cell table:style-name="Default" table:number-columns-repeated="3"/>
          <table:table-cell table:number-columns-repeated="55"/>
        </table:table-row>
        <table:table-row table:style-name="ro3">
          <table:table-cell/>
          <table:table-cell table:style-name="ce243" office:value-type="string" calcext:value-type="string">
            <text:p>Extensibilité de l'angle talon-oreille TON 15</text:p>
          </table:table-cell>
          <table:table-cell table:style-name="ce248"/>
          <table:table-cell table:style-name="ce251" table:formula="of:=[$'Fiche patient'.J19]" office:value-type="string" office:string-value="" calcext:value-type="error">
            <text:p>#VALEUR !</text:p>
          </table:table-cell>
          <table:table-cell table:style-name="ce251" table:formula="of:=[$'Fiche patient'.K1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Extensibilité du pied, jambe fléchie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Valeur angulaire du pied droit TON 16</text:p>
          </table:table-cell>
          <table:table-cell table:style-name="ce248"/>
          <table:table-cell table:style-name="ce249" table:formula="of:=[$'Fiche patient'.J20]" office:value-type="string" office:string-value="" calcext:value-type="error">
            <text:p>#VALEUR !</text:p>
          </table:table-cell>
          <table:table-cell table:style-name="ce249" table:formula="of:=[$'Fiche patient'.K2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Valeur angulaire du pied gauche TON 18</text:p>
          </table:table-cell>
          <table:table-cell table:style-name="ce248"/>
          <table:table-cell table:style-name="ce249" table:formula="of:=[$'Fiche patient'.J22]" office:value-type="string" office:string-value="" calcext:value-type="error">
            <text:p>#VALEUR !</text:p>
          </table:table-cell>
          <table:table-cell table:style-name="ce249" table:formula="of:=[$'Fiche patient'.K2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Résistance du pied D/G TON 20</text:p>
          </table:table-cell>
          <table:table-cell table:style-name="ce248"/>
          <table:table-cell table:style-name="ce249" table:formula="of:=[$'Fiche patient'.J24]" office:value-type="string" office:string-value="" calcext:value-type="error">
            <text:p>#VALEUR !</text:p>
          </table:table-cell>
          <table:table-cell table:style-name="ce249" table:formula="of:=[$'Fiche patient'.K2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Extensibilité du pied, jambe fléchie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Valeur angulaire du pied droit TON 17</text:p>
          </table:table-cell>
          <table:table-cell table:style-name="ce248"/>
          <table:table-cell table:style-name="ce249" table:formula="of:=[$'Fiche patient'.J21]" office:value-type="string" office:string-value="" calcext:value-type="error">
            <text:p>#VALEUR !</text:p>
          </table:table-cell>
          <table:table-cell table:style-name="ce249" table:formula="of:=[$'Fiche patient'.K2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Valeur angulaire du pied gauche TON 19</text:p>
          </table:table-cell>
          <table:table-cell table:style-name="ce248"/>
          <table:table-cell table:style-name="ce249" table:formula="of:=[$'Fiche patient'.J23]" office:value-type="string" office:string-value="" calcext:value-type="error">
            <text:p>#VALEUR !</text:p>
          </table:table-cell>
          <table:table-cell table:style-name="ce249" table:formula="of:=[$'Fiche patient'.K2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Résistance du pied D/G TON 21</text:p>
          </table:table-cell>
          <table:table-cell table:style-name="ce248"/>
          <table:table-cell table:style-name="ce249" table:formula="of:=[$'Fiche patient'.J25]" office:value-type="string" office:string-value="" calcext:value-type="error">
            <text:p>#VALEUR !</text:p>
          </table:table-cell>
          <table:table-cell table:style-name="ce249" table:formula="of:=[$'Fiche patient'.K2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3" office:value-type="string" calcext:value-type="string">
            <text:p>Extensibilité du tronc TON 24</text:p>
          </table:table-cell>
          <table:table-cell table:style-name="ce248"/>
          <table:table-cell table:style-name="ce251" table:formula="of:=[$'Fiche patient'.J28]" office:value-type="string" office:string-value="" calcext:value-type="error">
            <text:p>#VALEUR !</text:p>
          </table:table-cell>
          <table:table-cell table:style-name="ce251" table:formula="of:=[$'Fiche patient'.K2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Mobilisation passive des membres</text:p>
          </table:table-cell>
          <table:table-cell table:style-name="ce247" table:number-columns-repeated="3"/>
          <table:table-cell table:number-columns-repeated="3"/>
          <table:table-cell table:style-name="ce256"/>
          <table:table-cell table:number-columns-repeated="55"/>
        </table:table-row>
        <table:table-row table:style-name="ro3">
          <table:table-cell/>
          <table:table-cell table:style-name="ce242" office:value-type="string" calcext:value-type="string">
            <text:p>Détente musculaire des bras TON 25</text:p>
          </table:table-cell>
          <table:table-cell table:style-name="ce248"/>
          <table:table-cell table:style-name="ce249" table:formula="of:=[$'Fiche patient'.J29]" office:value-type="string" office:string-value="" calcext:value-type="error">
            <text:p>#VALEUR !</text:p>
          </table:table-cell>
          <table:table-cell table:style-name="ce249" table:formula="of:=[$'Fiche patient'.K2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Détente musculaire des jambes TON 26</text:p>
          </table:table-cell>
          <table:table-cell table:style-name="ce248"/>
          <table:table-cell table:style-name="ce249" table:formula="of:=[$'Fiche patient'.J30]" office:value-type="string" office:string-value="" calcext:value-type="error">
            <text:p>#VALEUR !</text:p>
          </table:table-cell>
          <table:table-cell table:style-name="ce249" table:formula="of:=[$'Fiche patient'.K3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Note globale de mobilisation passive TON 27</text:p>
          </table:table-cell>
          <table:table-cell table:style-name="ce248"/>
          <table:table-cell table:style-name="ce249" table:formula="of:=[$'Fiche patient'.J31]" office:value-type="string" office:string-value="" calcext:value-type="error">
            <text:p>#VALEUR !</text:p>
          </table:table-cell>
          <table:table-cell table:style-name="ce249" table:formula="of:=[$'Fiche patient'.K3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Tonus de soutien (assis)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Poussée en avant TON 28</text:p>
          </table:table-cell>
          <table:table-cell table:style-name="ce248"/>
          <table:table-cell table:style-name="ce249" table:formula="of:=[$'Fiche patient'.J32]" office:value-type="string" office:string-value="" calcext:value-type="error">
            <text:p>#VALEUR !</text:p>
          </table:table-cell>
          <table:table-cell table:style-name="ce249" table:formula="of:=[$'Fiche patient'.K3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Poussée côté droit TON 29</text:p>
          </table:table-cell>
          <table:table-cell table:style-name="ce248"/>
          <table:table-cell table:style-name="ce249" table:formula="of:=[$'Fiche patient'.J33]" office:value-type="string" office:string-value="" calcext:value-type="error">
            <text:p>#VALEUR !</text:p>
          </table:table-cell>
          <table:table-cell table:style-name="ce249" table:formula="of:=[$'Fiche patient'.K3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Poussée côté gauche TON 30</text:p>
          </table:table-cell>
          <table:table-cell table:style-name="ce248"/>
          <table:table-cell table:style-name="ce249" table:formula="of:=[$'Fiche patient'.J34]" office:value-type="string" office:string-value="" calcext:value-type="error">
            <text:p>#VALEUR !</text:p>
          </table:table-cell>
          <table:table-cell table:style-name="ce249" table:formula="of:=[$'Fiche patient'.K3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Poussée arrière TON 31</text:p>
          </table:table-cell>
          <table:table-cell table:style-name="ce248"/>
          <table:table-cell table:style-name="ce249" table:formula="of:=[$'Fiche patient'.J35]" office:value-type="string" office:string-value="" calcext:value-type="error">
            <text:p>#VALEUR !</text:p>
          </table:table-cell>
          <table:table-cell table:style-name="ce249" table:formula="of:=[$'Fiche patient'.K3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Note globale de tonus de soutien TON 32</text:p>
          </table:table-cell>
          <table:table-cell table:style-name="ce248"/>
          <table:table-cell table:style-name="ce249" table:formula="of:=[$'Fiche patient'.J36]" office:value-type="string" office:string-value="" calcext:value-type="error">
            <text:p>#VALEUR !</text:p>
          </table:table-cell>
          <table:table-cell table:style-name="ce249" table:formula="of:=[$'Fiche patient'.K3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Tonus d'attitude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Épreuve de la poussé faible D/G TON 33 </text:p>
          </table:table-cell>
          <table:table-cell table:style-name="ce248"/>
          <table:table-cell table:style-name="ce249" table:formula="of:=[$'Fiche patient'.J37]" office:value-type="string" office:string-value="" calcext:value-type="error">
            <text:p>#VALEUR !</text:p>
          </table:table-cell>
          <table:table-cell table:style-name="ce249" table:formula="of:=[$'Fiche patient'.K3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Réflexes rotuliens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Réflexe rotulien droit TON 34</text:p>
          </table:table-cell>
          <table:table-cell table:style-name="ce248"/>
          <table:table-cell table:style-name="ce249" table:formula="of:=[$'Fiche patient'.J38]" office:value-type="string" office:string-value="" calcext:value-type="error">
            <text:p>#VALEUR !</text:p>
          </table:table-cell>
          <table:table-cell table:style-name="ce249" table:formula="of:=[$'Fiche patient'.K3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Réflexe rotulien gauche TON 35</text:p>
          </table:table-cell>
          <table:table-cell table:style-name="ce248"/>
          <table:table-cell table:style-name="ce249" table:formula="of:=[$'Fiche patient'.J39]" office:value-type="string" office:string-value="" calcext:value-type="error">
            <text:p>#VALEUR !</text:p>
          </table:table-cell>
          <table:table-cell table:style-name="ce249" table:formula="of:=[$'Fiche patient'.K3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Note globale réflexe rotulien TON 36</text:p>
          </table:table-cell>
          <table:table-cell table:style-name="ce248"/>
          <table:table-cell table:style-name="ce249" table:formula="of:=[$'Fiche patient'.J40]" office:value-type="string" office:string-value="" calcext:value-type="error">
            <text:p>#VALEUR !</text:p>
          </table:table-cell>
          <table:table-cell table:style-name="ce249" table:formula="of:=[$'Fiche patient'.K4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Détermination de la latéralité tonique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Latéralité tonique manuelle D/G/D=G TON 22</text:p>
          </table:table-cell>
          <table:table-cell table:style-name="ce248"/>
          <table:table-cell table:style-name="ce249" table:formula="of:=[$'Fiche patient'.J26]" office:value-type="string" office:string-value="" calcext:value-type="error">
            <text:p>#VALEUR !</text:p>
          </table:table-cell>
          <table:table-cell table:style-name="ce249" table:formula="of:=[$'Fiche patient'.K2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Latéralité tonique pédestre D/G/D=G TON 23</text:p>
          </table:table-cell>
          <table:table-cell table:style-name="ce248"/>
          <table:table-cell table:style-name="ce249" table:formula="of:=[$'Fiche patient'.J27]" office:value-type="string" office:string-value="" calcext:value-type="error">
            <text:p>#VALEUR !</text:p>
          </table:table-cell>
          <table:table-cell table:style-name="ce249" table:formula="of:=[$'Fiche patient'.K2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Latéralité tonique harmonieuse/discordante</text:p>
          </table:table-cell>
          <table:table-cell table:style-name="ce249" table:number-columns-repeated="3"/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TONUS D'ACTION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Pronosupination unilatérale de la main (diadococinésie)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Qualité du mouvement de la main droite TON 37</text:p>
          </table:table-cell>
          <table:table-cell table:style-name="ce248"/>
          <table:table-cell table:style-name="ce249" table:formula="of:=[$'Fiche patient'.J41]" office:value-type="string" office:string-value="" calcext:value-type="error">
            <text:p>#VALEUR !</text:p>
          </table:table-cell>
          <table:table-cell table:style-name="ce249" table:formula="of:=[$'Fiche patient'.K4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Qualité du mouvement de la main gauche TON 38</text:p>
          </table:table-cell>
          <table:table-cell table:style-name="ce248"/>
          <table:table-cell table:style-name="ce249" table:formula="of:=[$'Fiche patient'.J42]" office:value-type="string" office:string-value="" calcext:value-type="error">
            <text:p>#VALEUR !</text:p>
          </table:table-cell>
          <table:table-cell table:style-name="ce249" table:formula="of:=[$'Fiche patient'.K4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Note globale qualité du mouvement TON 39</text:p>
          </table:table-cell>
          <table:table-cell table:style-name="ce248"/>
          <table:table-cell table:style-name="ce249" table:formula="of:=[$'Fiche patient'.J43]" office:value-type="string" office:string-value="" calcext:value-type="error">
            <text:p>#VALEUR !</text:p>
          </table:table-cell>
          <table:table-cell table:style-name="ce249" table:formula="of:=[$'Fiche patient'.K4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de la main droite qui exécute TON 40</text:p>
          </table:table-cell>
          <table:table-cell table:style-name="ce248"/>
          <table:table-cell table:style-name="ce249" table:formula="of:=[$'Fiche patient'.J44]" office:value-type="string" office:string-value="" calcext:value-type="error">
            <text:p>#VALEUR !</text:p>
          </table:table-cell>
          <table:table-cell table:style-name="ce249" table:formula="of:=[$'Fiche patient'.K4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de la main gauche qui exécute TON 41</text:p>
          </table:table-cell>
          <table:table-cell table:style-name="ce248"/>
          <table:table-cell table:style-name="ce249" table:formula="of:=[$'Fiche patient'.J45]" office:value-type="string" office:string-value="" calcext:value-type="error">
            <text:p>#VALEUR !</text:p>
          </table:table-cell>
          <table:table-cell table:style-name="ce249" table:formula="of:=[$'Fiche patient'.K4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des deux mains réunies TON 42</text:p>
          </table:table-cell>
          <table:table-cell table:style-name="ce248"/>
          <table:table-cell table:style-name="ce249" table:formula="of:=[$'Fiche patient'.J46]" office:value-type="string" office:string-value="" calcext:value-type="error">
            <text:p>#VALEUR !</text:p>
          </table:table-cell>
          <table:table-cell table:style-name="ce249" table:formula="of:=[$'Fiche patient'.K4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homolatérales deux mains réunies TON 43</text:p>
          </table:table-cell>
          <table:table-cell table:style-name="ce248"/>
          <table:table-cell table:style-name="ce249" table:formula="of:=[$'Fiche patient'.J47]" office:value-type="string" office:string-value="" calcext:value-type="error">
            <text:p>#VALEUR !</text:p>
          </table:table-cell>
          <table:table-cell table:style-name="ce249" table:formula="of:=[$'Fiche patient'.K4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controlatérales deux mains réunies TON 44</text:p>
          </table:table-cell>
          <table:table-cell table:style-name="ce248"/>
          <table:table-cell table:style-name="ce249" table:formula="of:=[$'Fiche patient'.J48]" office:value-type="string" office:string-value="" calcext:value-type="error">
            <text:p>#VALEUR !</text:p>
          </table:table-cell>
          <table:table-cell table:style-name="ce249" table:formula="of:=[$'Fiche patient'.K4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bucco-faciales deux mains réunies TON 45</text:p>
          </table:table-cell>
          <table:table-cell table:style-name="ce248"/>
          <table:table-cell table:style-name="ce249" table:formula="of:=[$'Fiche patient'.J49]" office:value-type="string" office:string-value="" calcext:value-type="error">
            <text:p>#VALEUR !</text:p>
          </table:table-cell>
          <table:table-cell table:style-name="ce249" table:formula="of:=[$'Fiche patient'.K4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Ouverture-fermeture des deux mains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Qualité du mouvement des deux mains réunies TON 46</text:p>
          </table:table-cell>
          <table:table-cell table:style-name="ce248"/>
          <table:table-cell table:style-name="ce249" table:formula="of:=[$'Fiche patient'.J50]" office:value-type="string" office:string-value="" calcext:value-type="error">
            <text:p>#VALEUR !</text:p>
          </table:table-cell>
          <table:table-cell table:style-name="ce249" table:formula="of:=[$'Fiche patient'.K5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bucco-faciales des mains réunies TON 47</text:p>
          </table:table-cell>
          <table:table-cell table:style-name="ce248"/>
          <table:table-cell table:style-name="ce249" table:formula="of:=[$'Fiche patient'.J51]" office:value-type="string" office:string-value="" calcext:value-type="error">
            <text:p>#VALEUR !</text:p>
          </table:table-cell>
          <table:table-cell table:style-name="ce249" table:formula="of:=[$'Fiche patient'.K5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Ouverture-fermeture de la bouche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Qualité du mouvement TON 48</text:p>
          </table:table-cell>
          <table:table-cell table:style-name="ce248"/>
          <table:table-cell table:style-name="ce249" table:formula="of:=[$'Fiche patient'.J52]" office:value-type="string" office:string-value="" calcext:value-type="error">
            <text:p>#VALEUR !</text:p>
          </table:table-cell>
          <table:table-cell table:style-name="ce249" table:formula="of:=[$'Fiche patient'.K5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hémicorps D+G TON 49</text:p>
          </table:table-cell>
          <table:table-cell table:style-name="ce248"/>
          <table:table-cell table:style-name="ce249" table:formula="of:=[$'Fiche patient'.J53]" office:value-type="string" office:string-value="" calcext:value-type="error">
            <text:p>#VALEUR !</text:p>
          </table:table-cell>
          <table:table-cell table:style-name="ce249" table:formula="of:=[$'Fiche patient'.K5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1" office:value-type="string" calcext:value-type="string">
            <text:p>Notes globales des syncinésies aux trois épreuves</text:p>
          </table:table-cell>
          <table:table-cell table:style-name="ce247" table:number-columns-repeated="3"/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sur les trois épreuves TON 50</text:p>
          </table:table-cell>
          <table:table-cell table:style-name="ce248"/>
          <table:table-cell table:style-name="ce249" table:formula="of:=[$'Fiche patient'.J54]" office:value-type="string" office:string-value="" calcext:value-type="error">
            <text:p>#VALEUR !</text:p>
          </table:table-cell>
          <table:table-cell table:style-name="ce249" table:formula="of:=[$'Fiche patient'.K5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bucco-faciales TON 51</text:p>
          </table:table-cell>
          <table:table-cell table:style-name="ce248"/>
          <table:table-cell table:style-name="ce249" table:formula="of:=[$'Fiche patient'.J55]" office:value-type="string" office:string-value="" calcext:value-type="error">
            <text:p>#VALEUR !</text:p>
          </table:table-cell>
          <table:table-cell table:style-name="ce249" table:formula="of:=[$'Fiche patient'.K5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2" office:value-type="string" calcext:value-type="string">
            <text:p>Syncinésies sur l'hémicorps droit TON 52</text:p>
          </table:table-cell>
          <table:table-cell table:style-name="ce248"/>
          <table:table-cell table:style-name="ce249" table:formula="of:=[$'Fiche patient'.J56]" office:value-type="string" office:string-value="" calcext:value-type="error">
            <text:p>#VALEUR !</text:p>
          </table:table-cell>
          <table:table-cell table:style-name="ce249" table:formula="of:=[$'Fiche patient'.K5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44" office:value-type="string" calcext:value-type="string">
            <text:p>Syncinésies sur l'hémicorps gauche TON 53</text:p>
          </table:table-cell>
          <table:table-cell table:style-name="ce250"/>
          <table:table-cell table:style-name="ce249" table:formula="of:=[$'Fiche patient'.J57]" office:value-type="string" office:string-value="" calcext:value-type="error">
            <text:p>#VALEUR !</text:p>
          </table:table-cell>
          <table:table-cell table:style-name="ce249" table:formula="of:=[$'Fiche patient'.K5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 table:number-rows-repeated="23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OTRICITE GLOBALE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5" table:default-cell-style-name="ce257"/>
        <table:table-column table:style-name="co10" table:number-columns-repeated="54" table:default-cell-style-name="ce257"/>
        <table:table-row table:style-name="ro3">
          <table:table-cell table:number-columns-repeated="64"/>
        </table:table-row>
        <table:table-row table:style-name="ro3">
          <table:table-cell/>
          <table:table-cell table:style-name="ce258" office:value-type="string" calcext:value-type="string" table:number-columns-spanned="4" table:number-rows-spanned="2">
            <text:p>MOTRICITÉ GLOBALE</text:p>
          </table:table-cell>
          <table:covered-table-cell table:number-columns-repeated="3" table:style-name="ce260"/>
          <table:table-cell/>
          <table:table-cell table:style-name="ce279" office:value-type="string" calcext:value-type="string" table:number-columns-spanned="1" table:number-rows-spanned="2">
            <text:p><text:a xlink:href="#TONUS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LATERALITE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style-name="ce259"/>
          <table:covered-table-cell table:number-columns-repeated="3" table:style-name="ce260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/>
          <table:table-cell table:style-name="ce268" office:value-type="string" calcext:value-type="string">
            <text:p>Note brute</text:p>
          </table:table-cell>
          <table:table-cell table:style-name="ce268" office:value-type="string" calcext:value-type="string">
            <text:p>σ</text:p>
          </table:table-cell>
          <table:table-cell table:style-name="ce268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1" office:value-type="string" calcext:value-type="string">
            <text:p>Équilibre dynamique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Marche spontanée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Posture des bras MOT 1</text:p>
          </table:table-cell>
          <table:table-cell table:style-name="ce270"/>
          <table:table-cell table:style-name="ce268" table:formula="of:=[$'Fiche patient'.O5]" office:value-type="string" office:string-value="" calcext:value-type="error">
            <text:p>#VALEUR !</text:p>
          </table:table-cell>
          <table:table-cell table:style-name="ce268" table:formula="of:=[$'Fiche patient'.P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Position des pieds MOT 2 </text:p>
          </table:table-cell>
          <table:table-cell table:style-name="ce270"/>
          <table:table-cell table:style-name="ce268" table:formula="of:=[$'Fiche patient'.O6]" office:value-type="string" office:string-value="" calcext:value-type="error">
            <text:p>#VALEUR !</text:p>
          </table:table-cell>
          <table:table-cell table:style-name="ce268" table:formula="of:=[$'Fiche patient'.P6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Posture des pieds MOT 3 </text:p>
          </table:table-cell>
          <table:table-cell table:style-name="ce270"/>
          <table:table-cell table:style-name="ce268" table:formula="of:=[$'Fiche patient'.O7]" office:value-type="string" office:string-value="" calcext:value-type="error">
            <text:p>#VALEUR !</text:p>
          </table:table-cell>
          <table:table-cell table:style-name="ce268" table:formula="of:=[$'Fiche patient'.P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Pieds directeur : Droit/Gauche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de marche spontanée MOT 4 </text:p>
          </table:table-cell>
          <table:table-cell table:style-name="ce270"/>
          <table:table-cell table:style-name="ce268" table:formula="of:=[$'Fiche patient'.O8]" office:value-type="string" office:string-value="" calcext:value-type="error">
            <text:p>#VALEUR !</text:p>
          </table:table-cell>
          <table:table-cell table:style-name="ce268" table:formula="of:=[$'Fiche patient'.P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Marche en avant sur ligne droite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MOT 5</text:p>
          </table:table-cell>
          <table:table-cell table:style-name="ce270"/>
          <table:table-cell table:style-name="ce268" table:formula="of:=[$'Fiche patient'.O9]" office:value-type="string" office:string-value="" calcext:value-type="error">
            <text:p>#VALEUR !</text:p>
          </table:table-cell>
          <table:table-cell table:style-name="ce268" table:formula="of:=[$'Fiche patient'.P9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Posture des bras et des pieds MOT 6</text:p>
          </table:table-cell>
          <table:table-cell table:style-name="ce270"/>
          <table:table-cell table:style-name="ce268" table:formula="of:=[$'Fiche patient'.O10]" office:value-type="string" office:string-value="" calcext:value-type="error">
            <text:p>#VALEUR !</text:p>
          </table:table-cell>
          <table:table-cell table:style-name="ce268" table:formula="of:=[$'Fiche patient'.P10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de Marche en avant MOT 7</text:p>
          </table:table-cell>
          <table:table-cell table:style-name="ce270"/>
          <table:table-cell table:style-name="ce268" table:formula="of:=[$'Fiche patient'.O11]" office:value-type="string" office:string-value="" calcext:value-type="error">
            <text:p>#VALEUR !</text:p>
          </table:table-cell>
          <table:table-cell table:style-name="ce268" table:formula="of:=[$'Fiche patient'.P11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Marche en arrière sur ligne droite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MOT 8</text:p>
          </table:table-cell>
          <table:table-cell table:style-name="ce270"/>
          <table:table-cell table:style-name="ce268" table:formula="of:=[$'Fiche patient'.O12]" office:value-type="string" office:string-value="" calcext:value-type="error">
            <text:p>#VALEUR !</text:p>
          </table:table-cell>
          <table:table-cell table:style-name="ce268" table:formula="of:=[$'Fiche patient'.P1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Posture des bras et des pieds MOT 9</text:p>
          </table:table-cell>
          <table:table-cell table:style-name="ce270"/>
          <table:table-cell table:style-name="ce268" table:formula="of:=[$'Fiche patient'.O13]" office:value-type="string" office:string-value="" calcext:value-type="error">
            <text:p>#VALEUR !</text:p>
          </table:table-cell>
          <table:table-cell table:style-name="ce268" table:formula="of:=[$'Fiche patient'.P13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de marche en arrière MOT 10</text:p>
          </table:table-cell>
          <table:table-cell table:style-name="ce270"/>
          <table:table-cell table:style-name="ce268" table:formula="of:=[$'Fiche patient'.O14]" office:value-type="string" office:string-value="" calcext:value-type="error">
            <text:p>#VALEUR !</text:p>
          </table:table-cell>
          <table:table-cell table:style-name="ce268" table:formula="of:=[$'Fiche patient'.P1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Marche sur la pointe des pied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pieds MOT 11</text:p>
          </table:table-cell>
          <table:table-cell table:style-name="ce270"/>
          <table:table-cell table:style-name="ce268" table:formula="of:=[$'Fiche patient'.O15]" office:value-type="string" office:string-value="" calcext:value-type="error">
            <text:p>#VALEUR !</text:p>
          </table:table-cell>
          <table:table-cell table:style-name="ce268" table:formula="of:=[$'Fiche patient'.P1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bras 12 </text:p>
          </table:table-cell>
          <table:table-cell table:style-name="ce270"/>
          <table:table-cell table:style-name="ce268" table:formula="of:=[$'Fiche patient'.O16]" office:value-type="string" office:string-value="" calcext:value-type="error">
            <text:p>#VALEUR !</text:p>
          </table:table-cell>
          <table:table-cell table:style-name="ce268" table:formula="of:=[$'Fiche patient'.P1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de marche sur la pointe des pieds MOT 13</text:p>
          </table:table-cell>
          <table:table-cell table:style-name="ce270"/>
          <table:table-cell table:style-name="ce268" table:formula="of:=[$'Fiche patient'.O17]" office:value-type="string" office:string-value="" calcext:value-type="error">
            <text:p>#VALEUR !</text:p>
          </table:table-cell>
          <table:table-cell table:style-name="ce268" table:formula="of:=[$'Fiche patient'.P1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Marche sur les talons 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pieds MOT 14</text:p>
          </table:table-cell>
          <table:table-cell table:style-name="ce270"/>
          <table:table-cell table:style-name="ce268" table:formula="of:=[$'Fiche patient'.O18]" office:value-type="string" office:string-value="" calcext:value-type="error">
            <text:p>#VALEUR !</text:p>
          </table:table-cell>
          <table:table-cell table:style-name="ce268" table:formula="of:=[$'Fiche patient'.P1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bras 15</text:p>
          </table:table-cell>
          <table:table-cell table:style-name="ce270"/>
          <table:table-cell table:style-name="ce268" table:formula="of:=[$'Fiche patient'.O19]" office:value-type="string" office:string-value="" calcext:value-type="error">
            <text:p>#VALEUR !</text:p>
          </table:table-cell>
          <table:table-cell table:style-name="ce268" table:formula="of:=[$'Fiche patient'.P1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de marche sur la pointe des pieds MOT 16</text:p>
          </table:table-cell>
          <table:table-cell table:style-name="ce270"/>
          <table:table-cell table:style-name="ce268" table:formula="of:=[$'Fiche patient'.O20]" office:value-type="string" office:string-value="" calcext:value-type="error">
            <text:p>#VALEUR !</text:p>
          </table:table-cell>
          <table:table-cell table:style-name="ce268" table:formula="of:=[$'Fiche patient'.P2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des épreuves de marche MOT 17</text:p>
          </table:table-cell>
          <table:table-cell table:style-name="ce270"/>
          <table:table-cell table:style-name="ce271" table:formula="of:=[$'Fiche patient'.O21]" office:value-type="string" office:string-value="" calcext:value-type="error">
            <text:p>#VALEUR !</text:p>
          </table:table-cell>
          <table:table-cell table:style-name="ce271" table:formula="of:=[$'Fiche patient'.P2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Saut d'une hauteur de 20 cm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Envol MOT 18</text:p>
          </table:table-cell>
          <table:table-cell table:style-name="ce270"/>
          <table:table-cell table:style-name="ce268" table:formula="of:=[$'Fiche patient'.O22]" office:value-type="string" office:string-value="" calcext:value-type="error">
            <text:p>#VALEUR !</text:p>
          </table:table-cell>
          <table:table-cell table:style-name="ce268" table:formula="of:=[$'Fiche patient'.P2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Coordinations des bras MOT 19</text:p>
          </table:table-cell>
          <table:table-cell table:style-name="ce270"/>
          <table:table-cell table:style-name="ce268" table:formula="of:=[$'Fiche patient'.O23]" office:value-type="string" office:string-value="" calcext:value-type="error">
            <text:p>#VALEUR !</text:p>
          </table:table-cell>
          <table:table-cell table:style-name="ce268" table:formula="of:=[$'Fiche patient'.P2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Atterrissage MOT 20</text:p>
          </table:table-cell>
          <table:table-cell table:style-name="ce270"/>
          <table:table-cell table:style-name="ce268" table:formula="of:=[$'Fiche patient'.O24]" office:value-type="string" office:string-value="" calcext:value-type="error">
            <text:p>#VALEUR !</text:p>
          </table:table-cell>
          <table:table-cell table:style-name="ce268" table:formula="of:=[$'Fiche patient'.P2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de saut d'une hauteur MOT 21</text:p>
          </table:table-cell>
          <table:table-cell table:style-name="ce270"/>
          <table:table-cell table:style-name="ce268" table:formula="of:=[$'Fiche patient'.O25]" office:value-type="string" office:string-value="" calcext:value-type="error">
            <text:p>#VALEUR !</text:p>
          </table:table-cell>
          <table:table-cell table:style-name="ce268" table:formula="of:=[$'Fiche patient'.P2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de coordination entre membre supérieur et inférieur MOT 22</text:p>
          </table:table-cell>
          <table:table-cell table:style-name="ce270"/>
          <table:table-cell table:style-name="ce271" table:formula="of:=[$'Fiche patient'.O26]" office:value-type="string" office:string-value="" calcext:value-type="error">
            <text:p>#VALEUR !</text:p>
          </table:table-cell>
          <table:table-cell table:style-name="ce271" table:formula="of:=[$'Fiche patient'.P2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des équilibres dynamiques de marche MOT 23</text:p>
          </table:table-cell>
          <table:table-cell table:style-name="ce270"/>
          <table:table-cell table:style-name="ce271" table:formula="of:=[$'Fiche patient'.O27]" office:value-type="string" office:string-value="" calcext:value-type="error">
            <text:p>#VALEUR !</text:p>
          </table:table-cell>
          <table:table-cell table:style-name="ce271" table:formula="of:=[$'Fiche patient'.P2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5" office:value-type="string" calcext:value-type="string">
            <text:p>Équilibre statique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Tenir debout pieds joint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6" office:value-type="string" calcext:value-type="string">
            <text:p>Posture des bras MOT 24</text:p>
          </table:table-cell>
          <table:table-cell table:style-name="ce270"/>
          <table:table-cell table:style-name="ce268" table:formula="of:=[$'Fiche patient'.O28]" office:value-type="string" office:string-value="" calcext:value-type="error">
            <text:p>#VALEUR !</text:p>
          </table:table-cell>
          <table:table-cell table:style-name="ce268" table:formula="of:=[$'Fiche patient'.P2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6" office:value-type="string" calcext:value-type="string">
            <text:p>Durée MOT 25</text:p>
          </table:table-cell>
          <table:table-cell table:style-name="ce270"/>
          <table:table-cell table:style-name="ce268" table:formula="of:=[$'Fiche patient'.O29]" office:value-type="string" office:string-value="" calcext:value-type="error">
            <text:p>#VALEUR !</text:p>
          </table:table-cell>
          <table:table-cell table:style-name="ce268" table:formula="of:=[$'Fiche patient'.P2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6" office:value-type="string" calcext:value-type="string">
            <text:p>Note globale équilibres pieds joints MOT 26</text:p>
          </table:table-cell>
          <table:table-cell table:style-name="ce270"/>
          <table:table-cell table:style-name="ce268" table:formula="of:=[$'Fiche patient'.O30]" office:value-type="string" office:string-value="" calcext:value-type="error">
            <text:p>#VALEUR !</text:p>
          </table:table-cell>
          <table:table-cell table:style-name="ce268" table:formula="of:=[$'Fiche patient'.P3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Tenir sur un pied, yeux ouvert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Pied gauche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bras MOT 27</text:p>
          </table:table-cell>
          <table:table-cell table:style-name="ce270"/>
          <table:table-cell table:style-name="ce268" table:formula="of:=[$'Fiche patient'.O31]" office:value-type="string" office:string-value="" calcext:value-type="error">
            <text:p>#VALEUR !</text:p>
          </table:table-cell>
          <table:table-cell table:style-name="ce268" table:formula="of:=[$'Fiche patient'.P3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Durée MOT 29</text:p>
          </table:table-cell>
          <table:table-cell table:style-name="ce270"/>
          <table:table-cell table:style-name="ce268" table:formula="of:=[$'Fiche patient'.O33]" office:value-type="string" office:string-value="" calcext:value-type="error">
            <text:p>#VALEUR !</text:p>
          </table:table-cell>
          <table:table-cell table:style-name="ce268" table:formula="of:=[$'Fiche patient'.P3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équilibre sur pied gauche MOT 31</text:p>
          </table:table-cell>
          <table:table-cell table:style-name="ce270"/>
          <table:table-cell table:style-name="ce268" table:formula="of:=[$'Fiche patient'.O35]" office:value-type="string" office:string-value="" calcext:value-type="error">
            <text:p>#VALEUR !</text:p>
          </table:table-cell>
          <table:table-cell table:style-name="ce268" table:formula="of:=[$'Fiche patient'.P3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Pied droit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bras MOT 28</text:p>
          </table:table-cell>
          <table:table-cell table:style-name="ce270"/>
          <table:table-cell table:style-name="ce268" table:formula="of:=[$'Fiche patient'.O32]" office:value-type="string" office:string-value="" calcext:value-type="error">
            <text:p>#VALEUR !</text:p>
          </table:table-cell>
          <table:table-cell table:style-name="ce268" table:formula="of:=[$'Fiche patient'.P3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Durée MOT 30</text:p>
          </table:table-cell>
          <table:table-cell table:style-name="ce270"/>
          <table:table-cell table:style-name="ce268" table:formula="of:=[$'Fiche patient'.O34]" office:value-type="string" office:string-value="" calcext:value-type="error">
            <text:p>#VALEUR !</text:p>
          </table:table-cell>
          <table:table-cell table:style-name="ce268" table:formula="of:=[$'Fiche patient'.P3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7" office:value-type="string" calcext:value-type="string">
            <text:p>Note globale équilibres sur pied droit MOT 32</text:p>
          </table:table-cell>
          <table:table-cell table:style-name="ce270"/>
          <table:table-cell table:style-name="ce271" table:formula="of:=[$'Fiche patient'.O36]" office:value-type="string" office:string-value="" calcext:value-type="error">
            <text:p>#VALEUR !</text:p>
          </table:table-cell>
          <table:table-cell table:style-name="ce271" table:formula="of:=[$'Fiche patient'.P3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Équilibre sur un pied D + G MOT 33</text:p>
          </table:table-cell>
          <table:table-cell table:style-name="ce270"/>
          <table:table-cell table:style-name="ce271" table:formula="of:=[$'Fiche patient'.O37]" office:value-type="string" office:string-value="" calcext:value-type="error">
            <text:p>#VALEUR !</text:p>
          </table:table-cell>
          <table:table-cell table:style-name="ce271" table:formula="of:=[$'Fiche patient'.P3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Tenir sur la pointe des pieds, yeux ouvert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Posture des bras MOT 34</text:p>
          </table:table-cell>
          <table:table-cell table:style-name="ce270"/>
          <table:table-cell table:style-name="ce268" table:formula="of:=[$'Fiche patient'.O38]" office:value-type="string" office:string-value="" calcext:value-type="error">
            <text:p>#VALEUR !</text:p>
          </table:table-cell>
          <table:table-cell table:style-name="ce268" table:formula="of:=[$'Fiche patient'.P3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Durée MOT 35</text:p>
          </table:table-cell>
          <table:table-cell table:style-name="ce270"/>
          <table:table-cell table:style-name="ce268" table:formula="of:=[$'Fiche patient'.O39]" office:value-type="string" office:string-value="" calcext:value-type="error">
            <text:p>#VALEUR !</text:p>
          </table:table-cell>
          <table:table-cell table:style-name="ce268" table:formula="of:=[$'Fiche patient'.P3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équilibre sur pointe des pieds MOT 36</text:p>
          </table:table-cell>
          <table:table-cell table:style-name="ce270"/>
          <table:table-cell table:style-name="ce268" table:formula="of:=[$'Fiche patient'.O40]" office:value-type="string" office:string-value="" calcext:value-type="error">
            <text:p>#VALEUR !</text:p>
          </table:table-cell>
          <table:table-cell table:style-name="ce268" table:formula="of:=[$'Fiche patient'.P4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équilibres statiques MOT 37</text:p>
          </table:table-cell>
          <table:table-cell table:style-name="ce270"/>
          <table:table-cell table:style-name="ce271" table:formula="of:=[$'Fiche patient'.O41]" office:value-type="string" office:string-value="" calcext:value-type="error">
            <text:p>#VALEUR !</text:p>
          </table:table-cell>
          <table:table-cell table:style-name="ce271" table:formula="of:=[$'Fiche patient'.P4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 table:number-rows-repeated="45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ATERALITE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4" table:default-cell-style-name="ce257"/>
        <table:table-column table:style-name="co10" table:number-columns-repeated="55" table:default-cell-style-name="ce257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LATÉRALITÉ</text:p>
          </table:table-cell>
          <table:covered-table-cell table:number-columns-repeated="3" table:style-name="ce260"/>
          <table:table-cell/>
          <table:table-cell table:style-name="ce279" office:value-type="string" calcext:value-type="string" table:number-columns-spanned="1" table:number-rows-spanned="2">
            <text:p><text:a xlink:href="#MOTRICITE GLOBALE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PRAXIES MANUELLES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Latéralité gestuelle spontanée D/G/D=G LAT 1</text:p>
          </table:table-cell>
          <table:table-cell table:style-name="ce270"/>
          <table:table-cell table:style-name="ce268" table:formula="of:=[$'Fiche patient'.O51]" office:value-type="string" office:string-value="" calcext:value-type="error">
            <text:p>#VALEUR !</text:p>
          </table:table-cell>
          <table:table-cell table:style-name="ce268" table:formula="of:=[$'Fiche patient'.P5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Latéralité usuelle manuelle D/G/D=G LAT 2</text:p>
          </table:table-cell>
          <table:table-cell table:style-name="ce270"/>
          <table:table-cell table:style-name="ce268" table:formula="of:=[$'Fiche patient'.O52]" office:value-type="string" office:string-value="" calcext:value-type="error">
            <text:p>#VALEUR !</text:p>
          </table:table-cell>
          <table:table-cell table:style-name="ce268" table:formula="of:=[$'Fiche patient'.P5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Latéralité usuelle pédestre D/G/D=G LAT 3</text:p>
          </table:table-cell>
          <table:table-cell table:style-name="ce270"/>
          <table:table-cell table:style-name="ce268" table:formula="of:=[$'Fiche patient'.O53]" office:value-type="string" office:string-value="" calcext:value-type="error">
            <text:p>#VALEUR !</text:p>
          </table:table-cell>
          <table:table-cell table:style-name="ce268" table:formula="of:=[$'Fiche patient'.P5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Latéralité oculaire D/G/D=G LAT 4</text:p>
          </table:table-cell>
          <table:table-cell table:style-name="ce270"/>
          <table:table-cell table:style-name="ce268" table:formula="of:=[$'Fiche patient'.O54]" office:value-type="string" office:string-value="" calcext:value-type="error">
            <text:p>#VALEUR !</text:p>
          </table:table-cell>
          <table:table-cell table:style-name="ce268" table:formula="of:=[$'Fiche patient'.P5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Latéralité psycho-sociale D/G/D=G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geste LAT 5 </text:p>
          </table:table-cell>
          <table:table-cell table:style-name="ce270"/>
          <table:table-cell table:style-name="ce268" table:formula="of:=[$'Fiche patient'.O55]" office:value-type="string" office:string-value="" calcext:value-type="error">
            <text:p>#VALEUR !</text:p>
          </table:table-cell>
          <table:table-cell table:style-name="ce268" table:formula="of:=[$'Fiche patient'.P5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Latéralité psychosociale LAT 6</text:p>
          </table:table-cell>
          <table:table-cell table:style-name="ce270"/>
          <table:table-cell table:style-name="ce268" table:formula="of:=[$'Fiche patient'.O56]" office:value-type="string" office:string-value="" calcext:value-type="error">
            <text:p>#VALEUR !</text:p>
          </table:table-cell>
          <table:table-cell table:style-name="ce268" table:formula="of:=[$'Fiche patient'.P5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Latéralité manuelle sur les trois latéralités LAT 7 </text:p>
          </table:table-cell>
          <table:table-cell table:style-name="ce270"/>
          <table:table-cell table:style-name="ce268" table:formula="of:=[$'Fiche patient'.O57]" office:value-type="string" office:string-value="" calcext:value-type="error">
            <text:p>#VALEUR !</text:p>
          </table:table-cell>
          <table:table-cell table:style-name="ce268" table:formula="of:=[$'Fiche patient'.P5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Préciser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Homogénéité membre supérieur et inférieur 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Harmonieuse/discordante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 table:number-rows-repeated="93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AXIES MANUELLES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6" table:default-cell-style-name="ce257"/>
        <table:table-column table:style-name="co10" table:number-columns-repeated="53" table:default-cell-style-name="ce257"/>
        <table:table-row table:style-name="ro3">
          <table:table-cell table:number-columns-repeated="64"/>
        </table:table-row>
        <table:table-row table:style-name="ro3">
          <table:table-cell/>
          <table:table-cell table:style-name="ce274" office:value-type="string" calcext:value-type="string" table:number-columns-spanned="4" table:number-rows-spanned="2">
            <text:p>PRAXIES MANUELLES</text:p>
          </table:table-cell>
          <table:covered-table-cell table:number-columns-repeated="3"/>
          <table:table-cell/>
          <table:table-cell table:style-name="ce279" office:value-type="string" calcext:value-type="string" table:number-columns-spanned="1" table:number-rows-spanned="2">
            <text:p><text:a xlink:href="#LATERALITE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GNOSIES TACTILES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75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Pronosupination bi-manuelle symétrique</text:p>
          </table:table-cell>
          <table:table-cell table:style-name="ce263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mouvement PRA 1</text:p>
          </table:table-cell>
          <table:table-cell table:style-name="ce270"/>
          <table:table-cell table:style-name="ce268" table:formula="of:=[$'Fiche patient'.T5]" office:value-type="string" office:string-value="" calcext:value-type="error">
            <text:p>#VALEUR !</text:p>
          </table:table-cell>
          <table:table-cell table:style-name="ce268" table:formula="of:=[$'Fiche patient'.U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PRA 2</text:p>
          </table:table-cell>
          <table:table-cell table:style-name="ce270"/>
          <table:table-cell table:style-name="ce268" table:formula="of:=[$'Fiche patient'.T6]" office:value-type="string" office:string-value="" calcext:value-type="error">
            <text:p>#VALEUR !</text:p>
          </table:table-cell>
          <table:table-cell table:style-name="ce268" table:formula="of:=[$'Fiche patient'.U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PRA 3</text:p>
          </table:table-cell>
          <table:table-cell table:style-name="ce270"/>
          <table:table-cell table:style-name="ce268" table:formula="of:=[$'Fiche patient'.T7]" office:value-type="string" office:string-value="" calcext:value-type="error">
            <text:p>#VALEUR !</text:p>
          </table:table-cell>
          <table:table-cell table:style-name="ce268" table:formula="of:=[$'Fiche patient'.U7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Pronosupination bi-manuelle asymétrique simultanée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mouvement PRA 4</text:p>
          </table:table-cell>
          <table:table-cell table:style-name="ce270"/>
          <table:table-cell table:style-name="ce268" table:formula="of:=[$'Fiche patient'.T8]" office:value-type="string" office:string-value="" calcext:value-type="error">
            <text:p>#VALEUR !</text:p>
          </table:table-cell>
          <table:table-cell table:style-name="ce268" table:formula="of:=[$'Fiche patient'.U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PRA 5</text:p>
          </table:table-cell>
          <table:table-cell table:style-name="ce270"/>
          <table:table-cell table:style-name="ce268" table:formula="of:=[$'Fiche patient'.T9]" office:value-type="string" office:string-value="" calcext:value-type="error">
            <text:p>#VALEUR !</text:p>
          </table:table-cell>
          <table:table-cell table:style-name="ce268" table:formula="of:=[$'Fiche patient'.U9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PRA 6</text:p>
          </table:table-cell>
          <table:table-cell table:style-name="ce270"/>
          <table:table-cell table:style-name="ce268" table:formula="of:=[$'Fiche patient'.T10]" office:value-type="string" office:string-value="" calcext:value-type="error">
            <text:p>#VALEUR !</text:p>
          </table:table-cell>
          <table:table-cell table:style-name="ce268" table:formula="of:=[$'Fiche patient'.U10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73" office:value-type="string" calcext:value-type="string">
            <text:p>Note globale pronosupination bi-manuelles PRA 7</text:p>
          </table:table-cell>
          <table:table-cell table:style-name="ce270"/>
          <table:table-cell table:style-name="ce268" table:formula="of:=[$'Fiche patient'.T11]" office:value-type="string" office:string-value="" calcext:value-type="error">
            <text:p>#VALEUR !</text:p>
          </table:table-cell>
          <table:table-cell table:style-name="ce268" table:formula="of:=[$'Fiche patient'.U1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Touche Pouce-Index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main droite PRA 8</text:p>
          </table:table-cell>
          <table:table-cell table:style-name="ce270"/>
          <table:table-cell table:style-name="ce268" table:formula="of:=[$'Fiche patient'.T12]" office:value-type="string" office:string-value="" calcext:value-type="error">
            <text:p>#VALEUR !</text:p>
          </table:table-cell>
          <table:table-cell table:style-name="ce268" table:formula="of:=[$'Fiche patient'.U12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main gauche PRA 9</text:p>
          </table:table-cell>
          <table:table-cell table:style-name="ce270"/>
          <table:table-cell table:style-name="ce268" table:formula="of:=[$'Fiche patient'.T13]" office:value-type="string" office:string-value="" calcext:value-type="error">
            <text:p>#VALEUR !</text:p>
          </table:table-cell>
          <table:table-cell table:style-name="ce268" table:formula="of:=[$'Fiche patient'.U1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les deux mains réunies PRA 10</text:p>
          </table:table-cell>
          <table:table-cell table:style-name="ce270"/>
          <table:table-cell table:style-name="ce268" table:formula="of:=[$'Fiche patient'.T14]" office:value-type="string" office:string-value="" calcext:value-type="error">
            <text:p>#VALEUR !</text:p>
          </table:table-cell>
          <table:table-cell table:style-name="ce268" table:formula="of:=[$'Fiche patient'.U14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Opposition du pouce aux autres doigts 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Main droite :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Qualité du mouvement PRA 11</text:p>
          </table:table-cell>
          <table:table-cell table:style-name="ce270"/>
          <table:table-cell table:style-name="ce268" table:formula="of:=[$'Fiche patient'.T15]" office:value-type="string" office:string-value="" calcext:value-type="error">
            <text:p>#VALEUR !</text:p>
          </table:table-cell>
          <table:table-cell table:style-name="ce268" table:formula="of:=[$'Fiche patient'.U1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Durée PRA 13</text:p>
          </table:table-cell>
          <table:table-cell table:style-name="ce270"/>
          <table:table-cell table:style-name="ce268" table:formula="of:=[$'Fiche patient'.T17]" office:value-type="string" office:string-value="" calcext:value-type="error">
            <text:p>#VALEUR !</text:p>
          </table:table-cell>
          <table:table-cell table:style-name="ce268" table:formula="of:=[$'Fiche patient'.U1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PRA 15 </text:p>
          </table:table-cell>
          <table:table-cell table:style-name="ce270"/>
          <table:table-cell table:style-name="ce268" table:formula="of:=[$'Fiche patient'.T19]" office:value-type="string" office:string-value="" calcext:value-type="error">
            <text:p>#VALEUR !</text:p>
          </table:table-cell>
          <table:table-cell table:style-name="ce268" table:formula="of:=[$'Fiche patient'.U1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Main gauche : 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Qualité du mouvement PRA 12</text:p>
          </table:table-cell>
          <table:table-cell table:style-name="ce270"/>
          <table:table-cell table:style-name="ce268" table:formula="of:=[$'Fiche patient'.T16]" office:value-type="string" office:string-value="" calcext:value-type="error">
            <text:p>#VALEUR !</text:p>
          </table:table-cell>
          <table:table-cell table:style-name="ce268" table:formula="of:=[$'Fiche patient'.U1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Durée PRA 14</text:p>
          </table:table-cell>
          <table:table-cell table:style-name="ce270"/>
          <table:table-cell table:style-name="ce268" table:formula="of:=[$'Fiche patient'.T18]" office:value-type="string" office:string-value="" calcext:value-type="error">
            <text:p>#VALEUR !</text:p>
          </table:table-cell>
          <table:table-cell table:style-name="ce268" table:formula="of:=[$'Fiche patient'.U1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PRA 16</text:p>
          </table:table-cell>
          <table:table-cell table:style-name="ce270"/>
          <table:table-cell table:style-name="ce268" table:formula="of:=[$'Fiche patient'.T20]" office:value-type="string" office:string-value="" calcext:value-type="error">
            <text:p>#VALEUR !</text:p>
          </table:table-cell>
          <table:table-cell table:style-name="ce268" table:formula="of:=[$'Fiche patient'.U2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73" office:value-type="string" calcext:value-type="string">
            <text:p>Note globale Opposition du pouce aux autres doigts MD + MG PRA 17</text:p>
          </table:table-cell>
          <table:table-cell table:style-name="ce270"/>
          <table:table-cell table:style-name="ce268" table:formula="of:=[$'Fiche patient'.T21]" office:value-type="string" office:string-value="" calcext:value-type="error">
            <text:p>#VALEUR !</text:p>
          </table:table-cell>
          <table:table-cell table:style-name="ce268" table:formula="of:=[$'Fiche patient'.U2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controlatérales pour la main droite qui exécute PRA 18</text:p>
          </table:table-cell>
          <table:table-cell table:style-name="ce270"/>
          <table:table-cell table:style-name="ce268" table:formula="of:=[$'Fiche patient'.T22]" office:value-type="string" office:string-value="" calcext:value-type="error">
            <text:p>#VALEUR !</text:p>
          </table:table-cell>
          <table:table-cell table:style-name="ce268" table:formula="of:=[$'Fiche patient'.U2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controlatérales pour la main gauche qui exécute PRA 19 </text:p>
          </table:table-cell>
          <table:table-cell table:style-name="ce270"/>
          <table:table-cell table:style-name="ce268" table:formula="of:=[$'Fiche patient'.T23]" office:value-type="string" office:string-value="" calcext:value-type="error">
            <text:p>#VALEUR !</text:p>
          </table:table-cell>
          <table:table-cell table:style-name="ce268" table:formula="of:=[$'Fiche patient'.U2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controlatérales pour les deux mains PRA 20</text:p>
          </table:table-cell>
          <table:table-cell table:style-name="ce270"/>
          <table:table-cell table:style-name="ce268" table:formula="of:=[$'Fiche patient'.T24]" office:value-type="string" office:string-value="" calcext:value-type="error">
            <text:p>#VALEUR !</text:p>
          </table:table-cell>
          <table:table-cell table:style-name="ce268" table:formula="of:=[$'Fiche patient'.U2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bucco-faciales pour la main droite PRA 21</text:p>
          </table:table-cell>
          <table:table-cell table:style-name="ce270"/>
          <table:table-cell table:style-name="ce268" table:formula="of:=[$'Fiche patient'.T25]" office:value-type="string" office:string-value="" calcext:value-type="error">
            <text:p>#VALEUR !</text:p>
          </table:table-cell>
          <table:table-cell table:style-name="ce268" table:formula="of:=[$'Fiche patient'.U2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bucco-faciales pour la main gauche PRA 22</text:p>
          </table:table-cell>
          <table:table-cell table:style-name="ce270"/>
          <table:table-cell table:style-name="ce268" table:formula="of:=[$'Fiche patient'.T26]" office:value-type="string" office:string-value="" calcext:value-type="error">
            <text:p>#VALEUR !</text:p>
          </table:table-cell>
          <table:table-cell table:style-name="ce268" table:formula="of:=[$'Fiche patient'.U2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Syncinésies bucco-faciales pour les deux mains PRA 23</text:p>
          </table:table-cell>
          <table:table-cell table:style-name="ce270"/>
          <table:table-cell table:style-name="ce268" table:formula="of:=[$'Fiche patient'.T27]" office:value-type="string" office:string-value="" calcext:value-type="error">
            <text:p>#VALEUR !</text:p>
          </table:table-cell>
          <table:table-cell table:style-name="ce268" table:formula="of:=[$'Fiche patient'.U2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73" office:value-type="string" calcext:value-type="string">
            <text:p>Note globale opposition pouce/doigts main droite qui exécute PRA 24</text:p>
          </table:table-cell>
          <table:table-cell table:style-name="ce270"/>
          <table:table-cell table:style-name="ce268" table:formula="of:=[$'Fiche patient'.T28]" office:value-type="string" office:string-value="" calcext:value-type="error">
            <text:p>#VALEUR !</text:p>
          </table:table-cell>
          <table:table-cell table:style-name="ce268" table:formula="of:=[$'Fiche patient'.U28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73" office:value-type="string" calcext:value-type="string">
            <text:p>Note globale opposition pouce/doigts main gauche qui exécute PRA 25</text:p>
          </table:table-cell>
          <table:table-cell table:style-name="ce270"/>
          <table:table-cell table:style-name="ce268" table:formula="of:=[$'Fiche patient'.T29]" office:value-type="string" office:string-value="" calcext:value-type="error">
            <text:p>#VALEUR !</text:p>
          </table:table-cell>
          <table:table-cell table:style-name="ce268" table:formula="of:=[$'Fiche patient'.U29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73" office:value-type="string" calcext:value-type="string">
            <text:p>Note globale opposition pouce/doigts les deux mains réunies PRA 26</text:p>
          </table:table-cell>
          <table:table-cell table:style-name="ce270"/>
          <table:table-cell table:style-name="ce268" table:formula="of:=[$'Fiche patient'.T30]" office:value-type="string" office:string-value="" calcext:value-type="error">
            <text:p>#VALEUR !</text:p>
          </table:table-cell>
          <table:table-cell table:style-name="ce268" table:formula="of:=[$'Fiche patient'.U3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73" office:value-type="string" calcext:value-type="string">
            <text:p>Note globale des épreuves des praxies PRA 27</text:p>
          </table:table-cell>
          <table:table-cell table:style-name="ce270"/>
          <table:table-cell table:style-name="ce268" table:formula="of:=[$'Fiche patient'.T31]" office:value-type="string" office:string-value="" calcext:value-type="error">
            <text:p>#VALEUR !</text:p>
          </table:table-cell>
          <table:table-cell table:style-name="ce268" table:formula="of:=[$'Fiche patient'.U3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 table:number-rows-repeated="67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NOSIES TACTILES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76"/>
        <table:table-column table:style-name="co8" table:default-cell-style-name="ce276"/>
        <table:table-column table:style-name="co9" table:number-columns-repeated="3" table:default-cell-style-name="ce276"/>
        <table:table-column table:style-name="co6" table:number-columns-repeated="5" table:default-cell-style-name="ce276"/>
        <table:table-column table:style-name="co10" table:number-columns-repeated="54" table:default-cell-style-name="ce276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GNOSIES TACTILES</text:p>
          </table:table-cell>
          <table:covered-table-cell table:number-columns-repeated="3" table:style-name="ce260"/>
          <table:table-cell/>
          <table:table-cell table:style-name="ce279" office:value-type="string" calcext:value-type="string" table:number-columns-spanned="1" table:number-rows-spanned="2">
            <text:p><text:a xlink:href="#PRAXIES MANUELLES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HABILITE OCULO-MANUELLE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7" office:value-type="string" calcext:value-type="string">
            <text:p>Gnosies tactiles digitales de la main droite GNO 1</text:p>
          </table:table-cell>
          <table:table-cell table:style-name="ce270"/>
          <table:table-cell table:style-name="ce271" table:formula="of:=[$'Fiche patient'.T37]" office:value-type="string" office:string-value="" calcext:value-type="error">
            <text:p>#VALEUR !</text:p>
          </table:table-cell>
          <table:table-cell table:style-name="ce271" table:formula="of:=[$'Fiche patient'.U3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7" office:value-type="string" calcext:value-type="string">
            <text:p>Gnosies tactiles digitales de la main gauche GNO 2</text:p>
          </table:table-cell>
          <table:table-cell table:style-name="ce270"/>
          <table:table-cell table:style-name="ce271" table:formula="of:=[$'Fiche patient'.T38]" office:value-type="string" office:string-value="" calcext:value-type="error">
            <text:p>#VALEUR !</text:p>
          </table:table-cell>
          <table:table-cell table:style-name="ce271" table:formula="of:=[$'Fiche patient'.U38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7" office:value-type="string" calcext:value-type="string">
            <text:p>Gnosies tactiles digitales des mains réunies GNO 3</text:p>
          </table:table-cell>
          <table:table-cell table:style-name="ce270"/>
          <table:table-cell table:style-name="ce271" table:formula="of:=[$'Fiche patient'.T39]" office:value-type="string" office:string-value="" calcext:value-type="error">
            <text:p>#VALEUR !</text:p>
          </table:table-cell>
          <table:table-cell table:style-name="ce271" table:formula="of:=[$'Fiche patient'.U3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2"/>
          <table:table-cell table:style-name="ce277"/>
          <table:table-cell table:number-columns-repeated="3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 table:number-rows-repeated="93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58">
          <table:table-cell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ABILITE OCULO-MANUELLE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78"/>
        <table:table-column table:style-name="co8" table:default-cell-style-name="ce278"/>
        <table:table-column table:style-name="co9" table:number-columns-repeated="3" table:default-cell-style-name="ce278"/>
        <table:table-column table:style-name="co6" table:number-columns-repeated="6" table:default-cell-style-name="ce278"/>
        <table:table-column table:style-name="co10" table:number-columns-repeated="53" table:default-cell-style-name="ce278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HABILITE OCULO-MANUELLE</text:p>
          </table:table-cell>
          <table:covered-table-cell table:number-columns-repeated="3" table:style-name="ce335"/>
          <table:table-cell/>
          <table:table-cell table:style-name="ce279" office:value-type="string" calcext:value-type="string" table:number-columns-spanned="1" table:number-rows-spanned="2">
            <text:p><text:a xlink:href="#GNOSIES TACTILES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ORIENTATION SPATIALE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335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Performance oculo-manuelle</text:p>
          </table:table-cell>
          <table:table-cell table:style-name="ce263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335" office:value-type="string" calcext:value-type="string">
            <text:p>Qualité + durée, main spontanée HAB 1</text:p>
          </table:table-cell>
          <table:table-cell table:style-name="ce270"/>
          <table:table-cell table:style-name="ce280" table:formula="of:=[$'Fiche patient'.T45]" office:value-type="string" office:string-value="" calcext:value-type="error">
            <text:p>#VALEUR !</text:p>
          </table:table-cell>
          <table:table-cell table:style-name="ce280" table:formula="of:=[$'Fiche patient'.U4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335" office:value-type="string" calcext:value-type="string">
            <text:p>Qualité + durée autre main HAB 2</text:p>
          </table:table-cell>
          <table:table-cell table:style-name="ce270"/>
          <table:table-cell table:style-name="ce280" table:formula="of:=[$'Fiche patient'.T46]" office:value-type="string" office:string-value="" calcext:value-type="error">
            <text:p>#VALEUR !</text:p>
          </table:table-cell>
          <table:table-cell table:style-name="ce280" table:formula="of:=[$'Fiche patient'.U4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335" office:value-type="string" calcext:value-type="string">
            <text:p>Qualité + durée les deux mains réunies HAB 3 </text:p>
          </table:table-cell>
          <table:table-cell table:style-name="ce270"/>
          <table:table-cell table:style-name="ce280" table:formula="of:=[$'Fiche patient'.T47]" office:value-type="string" office:string-value="" calcext:value-type="error">
            <text:p>#VALEUR !</text:p>
          </table:table-cell>
          <table:table-cell table:style-name="ce280" table:formula="of:=[$'Fiche patient'.U47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335" office:value-type="string" calcext:value-type="string">
            <text:p>Indice de dominance de latéralité HAB 4 </text:p>
          </table:table-cell>
          <table:table-cell table:style-name="ce270"/>
          <table:table-cell table:style-name="ce280" table:formula="of:=[$'Fiche patient'.T48]" office:value-type="string" office:string-value="" calcext:value-type="error">
            <text:p>#VALEUR !</text:p>
          </table:table-cell>
          <table:table-cell table:style-name="ce280" table:formula="of:=[$'Fiche patient'.U48]" office:value-type="string" office:string-value=" -  /  - " calcext:value-type="string">
            <text:p><text:s/>- <text:s/>/ <text:s/>- 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 table:number-rows-repeated="93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ORIENTATION SPATIAL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37"/>
        <table:table-column table:style-name="co8" table:default-cell-style-name="ce237"/>
        <table:table-column table:style-name="co9" table:number-columns-repeated="3" table:default-cell-style-name="ce237"/>
        <table:table-column table:style-name="co6" table:number-columns-repeated="6" table:default-cell-style-name="ce237"/>
        <table:table-column table:style-name="co10" table:number-columns-repeated="53" table:default-cell-style-name="ce237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ORIENTATION SPATIALE</text:p>
          </table:table-cell>
          <table:covered-table-cell table:number-columns-repeated="3" table:style-name="ce337"/>
          <table:table-cell/>
          <table:table-cell table:style-name="ce279" office:value-type="string" calcext:value-type="string" table:number-columns-spanned="1" table:number-rows-spanned="2">
            <text:p><text:a xlink:href="#HABILITE OCULO-MANUELLE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RYTHME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337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CONNAISSANCE DROITE/GAUCHE SUR SOI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82" office:value-type="string" calcext:value-type="string">
            <text:p>Désignation sur soi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traitement SPA 1</text:p>
          </table:table-cell>
          <table:table-cell table:style-name="ce270"/>
          <table:table-cell table:style-name="ce268" table:formula="of:=[$'Fiche patient'.E24]" office:value-type="string" office:string-value="" calcext:value-type="error">
            <text:p>#VALEUR !</text:p>
          </table:table-cell>
          <table:table-cell table:style-name="ce268" table:formula="of:=[$'Fiche patient'.F2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Sur ordre à réaliser avec croisement ligne médiane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traitement + croisement SPA 2</text:p>
          </table:table-cell>
          <table:table-cell table:style-name="ce270"/>
          <table:table-cell table:style-name="ce268" table:formula="of:=[$'Fiche patient'.E25]" office:value-type="string" office:string-value="" calcext:value-type="error">
            <text:p>#VALEUR !</text:p>
          </table:table-cell>
          <table:table-cell table:style-name="ce268" table:formula="of:=[$'Fiche patient'.F2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connaissance D/G sur soi SPA 3</text:p>
          </table:table-cell>
          <table:table-cell table:style-name="ce270"/>
          <table:table-cell table:style-name="ce268" table:formula="of:=[$'Fiche patient'.E26]" office:value-type="string" office:string-value="" calcext:value-type="error">
            <text:p>#VALEUR !</text:p>
          </table:table-cell>
          <table:table-cell table:style-name="ce268" table:formula="of:=[$'Fiche patient'.F26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CONNAISSANCE DROITE/GAUCHE SUR AUTRUI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Désignation sur autrui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traitement SPA 4</text:p>
          </table:table-cell>
          <table:table-cell table:style-name="ce270"/>
          <table:table-cell table:style-name="ce268" table:formula="of:=[$'Fiche patient'.E27]" office:value-type="string" office:string-value="" calcext:value-type="error">
            <text:p>#VALEUR !</text:p>
          </table:table-cell>
          <table:table-cell table:style-name="ce268" table:formula="of:=[$'Fiche patient'.F27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Imitation par rapport à autrui et croisement de la logne médiane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u traitement + croisement + réversibilité SPA 5</text:p>
          </table:table-cell>
          <table:table-cell table:style-name="ce270"/>
          <table:table-cell table:style-name="ce268" table:formula="of:=[$'Fiche patient'.E28]" office:value-type="string" office:string-value="" calcext:value-type="error">
            <text:p>#VALEUR !</text:p>
          </table:table-cell>
          <table:table-cell table:style-name="ce268" table:formula="of:=[$'Fiche patient'.F2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Connaissance D/G sur autrui SPA 6</text:p>
          </table:table-cell>
          <table:table-cell table:style-name="ce270"/>
          <table:table-cell table:style-name="ce268" table:formula="of:=[$'Fiche patient'.E29]" office:value-type="string" office:string-value="" calcext:value-type="error">
            <text:p>#VALEUR !</text:p>
          </table:table-cell>
          <table:table-cell table:style-name="ce268" table:formula="of:=[$'Fiche patient'.F2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connaissance D/G sur soi et sur autrui SPA 7</text:p>
          </table:table-cell>
          <table:table-cell table:style-name="ce270"/>
          <table:table-cell table:style-name="ce268" table:formula="of:=[$'Fiche patient'.E30]" office:value-type="string" office:string-value="" calcext:value-type="error">
            <text:p>#VALEUR !</text:p>
          </table:table-cell>
          <table:table-cell table:style-name="ce268" table:formula="of:=[$'Fiche patient'.F30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Orientation D/G par rapport à des objets 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3" office:value-type="string" calcext:value-type="string">
            <text:p>Deux objet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Qualité du traitement SPA 8</text:p>
          </table:table-cell>
          <table:table-cell table:style-name="ce270"/>
          <table:table-cell table:style-name="ce268" table:formula="of:=[$'Fiche patient'.E31]" office:value-type="string" office:string-value="" calcext:value-type="error">
            <text:p>#VALEUR !</text:p>
          </table:table-cell>
          <table:table-cell table:style-name="ce268" table:formula="of:=[$'Fiche patient'.F31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3" office:value-type="string" calcext:value-type="string">
            <text:p>Trois objets 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Qualité du traitement SPA 9 </text:p>
          </table:table-cell>
          <table:table-cell table:style-name="ce270"/>
          <table:table-cell table:style-name="ce268" table:formula="of:=[$'Fiche patient'.E32]" office:value-type="string" office:string-value="" calcext:value-type="error">
            <text:p>#VALEUR !</text:p>
          </table:table-cell>
          <table:table-cell table:style-name="ce268" table:formula="of:=[$'Fiche patient'.F3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orientation D/G par rapport aux objets SPA 10</text:p>
          </table:table-cell>
          <table:table-cell table:style-name="ce270"/>
          <table:table-cell table:style-name="ce268" table:formula="of:=[$'Fiche patient'.E33]" office:value-type="string" office:string-value="" calcext:value-type="error">
            <text:p>#VALEUR !</text:p>
          </table:table-cell>
          <table:table-cell table:style-name="ce268" table:formula="of:=[$'Fiche patient'.F3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2" office:value-type="string" calcext:value-type="string">
            <text:p>Orientation par rapport à plan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Qualité du traitement SPA 11</text:p>
          </table:table-cell>
          <table:table-cell table:style-name="ce270"/>
          <table:table-cell table:style-name="ce268" table:formula="of:=[$'Fiche patient'.E34]" office:value-type="string" office:string-value="" calcext:value-type="error">
            <text:p>#VALEUR !</text:p>
          </table:table-cell>
          <table:table-cell table:style-name="ce268" table:formula="of:=[$'Fiche patient'.F3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4" office:value-type="string" calcext:value-type="string">
            <text:p>Note globale orientation spatiale SPA 12</text:p>
          </table:table-cell>
          <table:table-cell table:style-name="ce270"/>
          <table:table-cell table:style-name="ce271" table:formula="of:=[$'Fiche patient'.E35]" office:value-type="string" office:string-value="" calcext:value-type="error">
            <text:p>#VALEUR !</text:p>
          </table:table-cell>
          <table:table-cell table:style-name="ce271" table:formula="of:=[$'Fiche patient'.F3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283" table:number-columns-repeated="3"/>
          <table:table-cell table:number-columns-repeated="59"/>
        </table:table-row>
        <table:table-row table:style-name="ro3" table:number-rows-repeated="76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YTHME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11" table:default-cell-style-name="ce257"/>
        <table:table-column table:style-name="co10" table:number-columns-repeated="48" table:default-cell-style-name="ce257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RYTHME</text:p>
          </table:table-cell>
          <table:covered-table-cell table:number-columns-repeated="3" table:style-name="ce260"/>
          <table:table-cell/>
          <table:table-cell table:style-name="ce279" office:value-type="string" calcext:value-type="string" table:number-columns-spanned="1" table:number-rows-spanned="2">
            <text:p><text:a xlink:href="#ORIENTATION SPATIALE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ATTENTION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Tempo spontané</text:p>
          </table:table-cell>
          <table:table-cell table:style-name="ce263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de la frappe RYT 1</text:p>
          </table:table-cell>
          <table:table-cell table:style-name="ce270"/>
          <table:table-cell table:style-name="ce268" table:formula="of:=[$'Fiche patient'.E42]" office:value-type="string" office:string-value="" calcext:value-type="error">
            <text:p>#VALEUR !</text:p>
          </table:table-cell>
          <table:table-cell table:style-name="ce268" table:formula="of:=[$'Fiche patient'.F42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RYT 2</text:p>
          </table:table-cell>
          <table:table-cell table:style-name="ce270"/>
          <table:table-cell table:style-name="ce268" table:formula="of:=[$'Fiche patient'.E43]" office:value-type="string" office:string-value="" calcext:value-type="error">
            <text:p>#VALEUR !</text:p>
          </table:table-cell>
          <table:table-cell table:style-name="ce268" table:formula="of:=[$'Fiche patient'.F4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tempo spontané RYT 3</text:p>
          </table:table-cell>
          <table:table-cell table:style-name="ce270"/>
          <table:table-cell table:style-name="ce268" table:formula="of:=[$'Fiche patient'.E44]" office:value-type="string" office:string-value="" calcext:value-type="error">
            <text:p>#VALEUR !</text:p>
          </table:table-cell>
          <table:table-cell table:style-name="ce268" table:formula="of:=[$'Fiche patient'.F44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Adaptation aux rythmes auditivo-visuo-kinesthésiques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des mains RYT 4</text:p>
          </table:table-cell>
          <table:table-cell table:style-name="ce270"/>
          <table:table-cell table:style-name="ce268" table:formula="of:=[$'Fiche patient'.E45]" office:value-type="string" office:string-value="" calcext:value-type="error">
            <text:p>#VALEUR !</text:p>
          </table:table-cell>
          <table:table-cell table:style-name="ce268" table:formula="of:=[$'Fiche patient'.F4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des pieds RYT 5</text:p>
          </table:table-cell>
          <table:table-cell table:style-name="ce270"/>
          <table:table-cell table:style-name="ce268" table:formula="of:=[$'Fiche patient'.E46]" office:value-type="string" office:string-value="" calcext:value-type="error">
            <text:p>#VALEUR !</text:p>
          </table:table-cell>
          <table:table-cell table:style-name="ce268" table:formula="of:=[$'Fiche patient'.F46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des mains et des pieds RYT 6</text:p>
          </table:table-cell>
          <table:table-cell table:style-name="ce270"/>
          <table:table-cell table:style-name="ce268" table:formula="of:=[$'Fiche patient'.E47]" office:value-type="string" office:string-value="" calcext:value-type="error">
            <text:p>#VALEUR !</text:p>
          </table:table-cell>
          <table:table-cell table:style-name="ce268" table:formula="of:=[$'Fiche patient'.F4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Rythmes auditivo-visuo-kinesthésiques RYT 7</text:p>
          </table:table-cell>
          <table:table-cell table:style-name="ce270"/>
          <table:table-cell table:style-name="ce268" table:formula="of:=[$'Fiche patient'.E48]" office:value-type="string" office:string-value="" calcext:value-type="error">
            <text:p>#VALEUR !</text:p>
          </table:table-cell>
          <table:table-cell table:style-name="ce268" table:formula="of:=[$'Fiche patient'.F4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Adaptation aux rythmes auditivo-perceptivo-moteurs</text:p>
          </table:table-cell>
          <table:table-cell table:style-name="ce269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 office:value-type="string" calcext:value-type="string">
            <text:p>Rythmes frappés dans les mains</text:p>
          </table:table-cell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frappé à 90 RYT 8</text:p>
          </table:table-cell>
          <table:table-cell table:style-name="ce270"/>
          <table:table-cell table:style-name="ce268" table:formula="of:=[$'Fiche patient'.E49]" office:value-type="string" office:string-value="" calcext:value-type="error">
            <text:p>#VALEUR !</text:p>
          </table:table-cell>
          <table:table-cell table:style-name="ce268" table:formula="of:=[$'Fiche patient'.F4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frappé à 60 RYT 9 </text:p>
          </table:table-cell>
          <table:table-cell table:style-name="ce270"/>
          <table:table-cell table:style-name="ce268" table:formula="of:=[$'Fiche patient'.E50]" office:value-type="string" office:string-value="" calcext:value-type="error">
            <text:p>#VALEUR !</text:p>
          </table:table-cell>
          <table:table-cell table:style-name="ce268" table:formula="of:=[$'Fiche patient'.F50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Rythme frappé à 120 RYT 10</text:p>
          </table:table-cell>
          <table:table-cell table:style-name="ce270"/>
          <table:table-cell table:style-name="ce268" table:formula="of:=[$'Fiche patient'.E51]" office:value-type="string" office:string-value="" calcext:value-type="error">
            <text:p>#VALEUR !</text:p>
          </table:table-cell>
          <table:table-cell table:style-name="ce268" table:formula="of:=[$'Fiche patient'.F5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rythmes frappés dans les mains RYT 11</text:p>
          </table:table-cell>
          <table:table-cell table:style-name="ce270"/>
          <table:table-cell table:style-name="ce268" table:formula="of:=[$'Fiche patient'.E52]" office:value-type="string" office:string-value="" calcext:value-type="error">
            <text:p>#VALEUR !</text:p>
          </table:table-cell>
          <table:table-cell table:style-name="ce268" table:formula="of:=[$'Fiche patient'.F52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3" office:value-type="string" calcext:value-type="string">
            <text:p>Rythmes marchés</text:p>
          </table:table-cell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Rythme marché à 90 RYT 12</text:p>
          </table:table-cell>
          <table:table-cell table:style-name="ce270"/>
          <table:table-cell table:style-name="ce268" table:formula="of:=[$'Fiche patient'.E53]" office:value-type="string" office:string-value="" calcext:value-type="error">
            <text:p>#VALEUR !</text:p>
          </table:table-cell>
          <table:table-cell table:style-name="ce268" table:formula="of:=[$'Fiche patient'.F53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Rythme marché à 60 RYT 13</text:p>
          </table:table-cell>
          <table:table-cell table:style-name="ce270"/>
          <table:table-cell table:style-name="ce268" table:formula="of:=[$'Fiche patient'.E54]" office:value-type="string" office:string-value="" calcext:value-type="error">
            <text:p>#VALEUR !</text:p>
          </table:table-cell>
          <table:table-cell table:style-name="ce268" table:formula="of:=[$'Fiche patient'.F54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Rythme marché à 120 RYT 14</text:p>
          </table:table-cell>
          <table:table-cell table:style-name="ce270"/>
          <table:table-cell table:style-name="ce268" table:formula="of:=[$'Fiche patient'.E55]" office:value-type="string" office:string-value="" calcext:value-type="error">
            <text:p>#VALEUR !</text:p>
          </table:table-cell>
          <table:table-cell table:style-name="ce268" table:formula="of:=[$'Fiche patient'.F55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rythmes marchés RYT 15</text:p>
          </table:table-cell>
          <table:table-cell table:style-name="ce270"/>
          <table:table-cell table:style-name="ce268" table:formula="of:=[$'Fiche patient'.E56]" office:value-type="string" office:string-value="" calcext:value-type="error">
            <text:p>#VALEUR !</text:p>
          </table:table-cell>
          <table:table-cell table:style-name="ce268" table:formula="of:=[$'Fiche patient'.F56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59"/>
        </table:table-row>
        <table:table-row table:style-name="ro3">
          <table:table-cell/>
          <table:table-cell table:style-name="ce260" office:value-type="string" calcext:value-type="string">
            <text:p>Note globale adaptation aux rythmes auditivo-perceptivo-moteurs RYT 16</text:p>
          </table:table-cell>
          <table:table-cell table:style-name="ce270"/>
          <table:table-cell table:style-name="ce268" table:formula="of:=[$'Fiche patient'.E57]" office:value-type="string" office:string-value="" calcext:value-type="error">
            <text:p>#VALEUR !</text:p>
          </table:table-cell>
          <table:table-cell table:style-name="ce268" table:formula="of:=[$'Fiche patient'.F57]" office:value-type="string" office:string-value=" -  / 5" calcext:value-type="string">
            <text:p><text:s/>- <text:s/>/ 5</text:p>
          </table:table-cell>
          <table:table-cell table:number-columns-repeated="59"/>
        </table:table-row>
        <table:table-row table:style-name="ro3" table:number-rows-repeated="82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57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TTENTION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11" table:default-cell-style-name="ce257"/>
        <table:table-column table:style-name="co10" table:number-columns-repeated="48" table:default-cell-style-name="ce257"/>
        <table:table-row table:style-name="ro3">
          <table:table-cell table:number-columns-repeated="6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ATTENTION</text:p>
          </table:table-cell>
          <table:covered-table-cell table:number-columns-repeated="3" table:style-name="ce260"/>
          <table:table-cell/>
          <table:table-cell table:style-name="ce279" office:value-type="string" calcext:value-type="string" table:number-columns-spanned="1" table:number-rows-spanned="2">
            <text:p><text:a xlink:href="#RYTHME" xlink:type="simple">&lt;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79" office:value-type="string" calcext:value-type="string" table:number-columns-spanned="1" table:number-rows-spanned="2">
            <text:p><text:a xlink:href="#Fiche patient" xlink:type="simple">&gt;</text:a></text:p>
          </table:table-cell>
          <table:table-cell table:number-columns-repeated="5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2" office:value-type="string" calcext:value-type="string">
            <text:p>Épreuves de frappes 1-2</text:p>
          </table:table-cell>
          <table:table-cell table:style-name="ce263" table:number-columns-repeated="3"/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Qualité ATT 1</text:p>
          </table:table-cell>
          <table:table-cell table:style-name="ce270"/>
          <table:table-cell table:style-name="ce268" table:formula="of:=[$'Fiche patient'.T55]" office:value-type="string" office:string-value="" calcext:value-type="error">
            <text:p>#VALEUR !</text:p>
          </table:table-cell>
          <table:table-cell table:style-name="ce268" table:formula="of:=[$'Fiche patient'.U55]" office:value-type="string" office:string-value=" -  / 5" calcext:value-type="string">
            <text:p><text:s/>- <text:s/>/ 5</text:p>
          </table:table-cell>
          <table:table-cell/>
          <table:table-cell table:style-name="ce279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Durée ATT 2</text:p>
          </table:table-cell>
          <table:table-cell table:style-name="ce270"/>
          <table:table-cell table:style-name="ce268" table:formula="of:=[$'Fiche patient'.T56]" office:value-type="string" office:string-value="" calcext:value-type="error">
            <text:p>#VALEUR !</text:p>
          </table:table-cell>
          <table:table-cell table:style-name="ce268" table:formula="of:=[$'Fiche patient'.U5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/>
          <table:table-cell table:style-name="ce260" office:value-type="string" calcext:value-type="string">
            <text:p>Note globale Frappes 1-2 ATT 3</text:p>
          </table:table-cell>
          <table:table-cell table:style-name="ce270"/>
          <table:table-cell table:style-name="ce268" table:formula="of:=[$'Fiche patient'.T57]" office:value-type="string" office:string-value="" calcext:value-type="error">
            <text:p>#VALEUR !</text:p>
          </table:table-cell>
          <table:table-cell table:style-name="ce268" table:formula="of:=[$'Fiche patient'.U5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2"/>
          <table:table-cell table:style-name="ce284" table:number-columns-repeated="3"/>
          <table:table-cell/>
          <table:table-cell table:style-name="ce279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>
          <table:table-cell table:number-columns-repeated="6"/>
          <table:table-cell table:style-name="ce279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81"/>
          <table:table-cell table:number-columns-repeated="55"/>
        </table:table-row>
        <table:table-row table:style-name="ro3">
          <table:table-cell table:number-columns-repeated="6"/>
          <table:covered-table-cell table:number-columns-repeated="3" table:style-name="ce281"/>
          <table:table-cell table:number-columns-repeated="55"/>
        </table:table-row>
        <table:table-row table:style-name="ro3" table:number-rows-repeated="93">
          <table:table-cell table:number-columns-repeated="64"/>
        </table:table-row>
        <table:table-row table:style-name="ro3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3" table:number-rows-repeated="104846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ON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1" table:default-cell-style-name="DATA"/>
        <table:table-column table:style-name="co12" table:number-columns-repeated="6" table:default-cell-style-name="DATA"/>
        <table:table-column table:style-name="co7" table:number-columns-repeated="57" table:default-cell-style-name="DATA"/>
        <table:table-row table:style-name="ro5">
          <table:table-cell table:style-name="ce215" office:value-type="string" calcext:value-type="string">
            <text:p><text:span text:style-name="T2">TONU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00001" calcext:value-type="float">
            <text:p>1E-05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.0001" calcext:value-type="float">
            <text:p>0,0001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001" calcext:value-type="float">
            <text:p>0,000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799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.00001" calcext:value-type="float">
            <text:p>1E-05</text:p>
          </table:table-cell>
          <table:table-cell table:style-name="ce226" office:value-type="float" office:value="0.00001" calcext:value-type="float">
            <text:p>1E-0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00001" calcext:value-type="float">
            <text:p>1E-05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2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1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2" table:number-columns-repeated="7" table:default-cell-style-name="ce132"/>
        <table:table-column table:style-name="co7" table:number-columns-repeated="57" table:default-cell-style-name="ce132"/>
        <table:table-row table:style-name="ro7">
          <table:table-cell table:style-name="ce123" office:value-type="string" calcext:value-type="string">
            <text:p><text:span text:style-name="T2">LATERALITE</text:span></text:p>
          </table:table-cell>
          <table:table-cell table:style-name="ce123"/>
          <table:table-cell table:style-name="ce123" office:value-type="string" calcext:value-type="string">
            <text:p><text:span text:style-name="T2">GROUPE 1 : 4 ans à 4 ans 9 mois</text:span></text:p>
          </table:table-cell>
          <table:table-cell table:style-name="ce123" office:value-type="string" calcext:value-type="string">
            <text:p><text:span text:style-name="T2">GROUPE 2 : 4 ans 10 mois à 5 ans 8 mois</text:span></text:p>
          </table:table-cell>
          <table:table-cell table:style-name="ce123" office:value-type="string" calcext:value-type="string">
            <text:p><text:span text:style-name="T2">GROUPE 3 : 5 ans 9 mois à 6 ans 6 mois </text:span></text:p>
          </table:table-cell>
          <table:table-cell table:style-name="ce123" office:value-type="string" calcext:value-type="string">
            <text:p><text:span text:style-name="T2">GROUPE 4 : 6 ans 7 mois à 7 ans 5 mois</text:span></text:p>
          </table:table-cell>
          <table:table-cell table:style-name="ce123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number-columns-repeated="56"/>
        </table:table-row>
        <table:table-row table:style-name="ro8">
          <table:table-cell table:style-name="ce364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64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 table:number-rows-repeated="36">
          <table:table-cell table:number-columns-repeated="64"/>
        </table:table-row>
        <table:table-row table:style-name="ro8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8" table:number-rows-repeated="104846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PRA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00001" calcext:value-type="float">
            <text:p>1E-0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27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NO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80">
          <table:table-cell table:number-columns-repeated="64"/>
        </table:table-row>
        <table:table-row table:style-name="ro2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2" table:number-rows-repeated="10484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B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69">
          <table:table-cell table:number-columns-repeated="64"/>
        </table:table-row>
        <table:table-row table:style-name="ro2">
          <table:table-cell table:number-columns-repeated="2"/>
          <table:table-cell table:number-columns-repeated="2" office:value-type="float" office:value="0.00001" calcext:value-type="float">
            <text:p>1E-05</text:p>
          </table:table-cell>
          <table:table-cell table:number-columns-repeated="60"/>
        </table:table-row>
        <table:table-row table:style-name="ro2" table:number-rows-repeated="10484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A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00001" calcext:value-type="float">
            <text:p>1E-0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4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YT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2" table:default-cell-style-name="ce233"/>
        <table:table-column table:style-name="co12" table:number-columns-repeated="5" table:default-cell-style-name="ce220"/>
        <table:table-column table:style-name="co12" table:default-cell-style-name="ce226"/>
        <table:table-row table:style-name="ro6">
          <table:table-cell table:style-name="ce215" office:value-type="string" calcext:value-type="string">
            <text:p><text:span text:style-name="T2">RYTHM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2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 table:protected="true" table:protection-key="/CdJMiLPjtVaszWvkVoZDxvPDHI=" table:protection-key-digest-algorithm="http://www.w3.org/2000/09/xmldsig#sha1">
        <loext:table-protection loext:select-unprotected-cells="true"/>
        <table:table-column table:style-name="co13" table:default-cell-style-name="DATA"/>
        <table:table-column table:style-name="co7" table:number-columns-repeated="63" table:default-cell-style-name="DATA"/>
        <table:table-row table:style-name="ro9">
          <table:table-cell table:style-name="ce294" office:value-type="string" calcext:value-type="string">
            <text:p><text:span text:style-name="T2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2">GROUPE 1 : 4 ans à 4 ans 9 mois</text:span></text:p>
          </table:table-cell>
          <table:table-cell table:style-name="ce294" office:value-type="string" calcext:value-type="string">
            <text:p><text:span text:style-name="T2">GROUPE 2 : 4 ans 10 mois à 5 ans 8 mois</text:span></text:p>
          </table:table-cell>
          <table:table-cell table:style-name="ce294" office:value-type="string" calcext:value-type="string">
            <text:p><text:span text:style-name="T2">GROUPE 3 : 5 ans 9 mois à 6 ans 6 mois </text:span></text:p>
          </table:table-cell>
          <table:table-cell table:style-name="ce294" office:value-type="string" calcext:value-type="string">
            <text:p><text:span text:style-name="T2">GROUPE 4 : 6 ans 7 mois à 7 ans 5 mois</text:span></text:p>
          </table:table-cell>
          <table:table-cell table:style-name="ce294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80">
          <table:table-cell table:style-name="ce290" table:number-columns-repeated="7"/>
          <table:table-cell table:number-columns-repeated="57"/>
        </table:table-row>
        <table:table-row table:style-name="ro2">
          <table:table-cell table:style-name="ce290" table:number-columns-repeated="2"/>
          <table:table-cell table:number-columns-repeated="2" table:style-name="ce290" office:value-type="float" office:value="0.00001" calcext:value-type="float">
            <text:p>1E-05</text:p>
          </table:table-cell>
          <table:table-cell table:style-name="ce290" table:number-columns-repeated="3"/>
          <table:table-cell table:number-columns-repeated="57"/>
        </table:table-row>
        <table:table-row table:style-name="ro2" table:number-rows-repeated="89">
          <table:table-cell table:style-name="ce290" table:number-columns-repeated="7"/>
          <table:table-cell table:number-columns-repeated="57"/>
        </table:table-row>
        <table:table-row table:style-name="ro2" table:number-rows-repeated="10483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 Neue" svg:font-family="'Helvetica Neue'"/>
    <style:font-face style:name="HelveticaNeue-Bold" svg:font-family="HelveticaNeue-Bold"/>
    <style:font-face style:name="Calibri2" svg:font-family="Calibri" style:font-family-generic="swiss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Result_20__28_user_29_" style:display-name="Result (user)" style:family="table-cell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0:02:56.8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1:28:43.454000000</meta:creation-date>
    <dc:date>2021-03-03T11:27:27.457000000</dc:date>
    <meta:editing-duration>PT4H23M4S</meta:editing-duration>
    <meta:editing-cycles>42</meta:editing-cycles>
    <meta:generator>LibreOffice/6.3.4.2$Windows_X86_64 LibreOffice_project/60da17e045e08f1793c57c00ba83cdfce946d0aa</meta:generator>
    <meta:document-statistic meta:table-count="19" meta:cell-count="12502" meta:object-count="0"/>
  </office:meta>
</office:document-meta>
</file>